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15D0000006936DA90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ffcc" draw:textarea-horizontal-align="center" draw:textarea-vertical-align="bottom"/>
    </style:style>
    <style:style style:name="gr2" style:family="graphic" style:parent-style-name="standard">
      <style:graphic-properties draw:fill="solid" draw:fill-color="#ffff00" draw:textarea-horizontal-align="center" draw:textarea-vertical-align="botto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66ffff" draw:textarea-horizontal-align="center" draw:textarea-vertical-align="bottom"/>
    </style:style>
    <style:style style:name="gr5" style:family="graphic" style:parent-style-name="standard">
      <style:graphic-properties draw:fill="solid" draw:fill-color="#ccffff" draw:textarea-horizontal-align="center" draw:textarea-vertical-align="bottom"/>
    </style:style>
    <style:style style:name="gr6" style:family="graphic" style:parent-style-name="standard">
      <style:graphic-properties draw:fill="solid" draw:fill-color="#ff0000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99ffcc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6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23cm"/>
    </style:style>
    <style:style style:name="gr14" style:family="graphic" style:parent-style-name="standard">
      <style:graphic-properties draw:fill="solid" draw:fill-color="#ffcc00" draw:textarea-horizontal-align="center" draw:textarea-vertical-align="middle"/>
    </style:style>
    <style:style style:name="gr15" style:family="graphic" style:parent-style-name="standard">
      <style:graphic-properties draw:fill="solid" draw:fill-color="#66ccff" draw:textarea-horizontal-align="center" draw:textarea-vertical-align="middle"/>
    </style:style>
    <style:style style:name="gr16" style:family="graphic" style:parent-style-name="standard">
      <style:graphic-properties draw:fill="solid" draw:fill-color="#ffff66" draw:textarea-horizontal-align="center" draw:textarea-vertical-align="middle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  <style:text-properties fo:font-family="Ebrima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style:use-window-font-color="true" fo:font-family="Ebrima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text-align="center"/>
      <style:text-properties style:text-position="0% 100%" fo:font-family="Ebrima" style:font-pitch="variable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color="#ffffff" fo:font-family="Ebrima" style:font-pitch="variable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color="#ffffff" fo:font-family="Ebrim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margin-top="0cm" fo:margin-bottom="0cm" fo:text-align="center"/>
      <style:text-properties style:text-position="33% 58%" fo:font-family="Ebrima" style:font-pitch="variable" fo:font-size="6pt" fo:font-weight="normal" style:font-size-asian="6pt" style:font-weight-asian="normal" style:font-size-complex="6pt" style:font-weight-complex="normal"/>
    </style:style>
    <style:style style:name="P9" style:family="paragraph">
      <style:paragraph-properties fo:margin-top="0cm" fo:margin-bottom="0cm" fo:text-align="center"/>
      <style:text-properties fo:color="#000000" style:text-position="33% 58%" fo:font-family="Ebrima" style:font-pitch="variable" fo:font-size="6pt" fo:font-weight="normal" style:font-size-asian="6pt" style:font-weight-asian="normal" style:font-size-complex="6pt" style:font-weight-complex="normal"/>
    </style:style>
    <style:style style:name="P10" style:family="paragraph">
      <style:paragraph-properties fo:margin-top="0cm" fo:margin-bottom="0cm" fo:text-align="center"/>
      <style:text-properties fo:font-family="Ebrima" style:font-pitch="variable" fo:font-size="8pt" fo:font-weight="bold" style:font-size-asian="8pt" style:font-weight-asian="bold" style:font-size-complex="8pt" style:font-weight-complex="bold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color="#000000" style:text-outline="true" fo:font-family="Corbel" style:font-family-generic="swiss" style:font-pitch="variable" fo:font-size="12pt" fo:letter-spacing="normal" fo:font-style="italic" fo:text-shadow="1pt 1pt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 style:text-overline-style="solid" style:text-overline-width="auto" style:text-overline-color="font-color"/>
    </style:style>
    <style:style style:name="P14" style:family="paragraph">
      <style:text-properties fo:font-size="7pt" style:font-size-asian="7pt" style:font-size-complex="7pt"/>
    </style:style>
    <style:style style:name="P15" style:family="paragraph">
      <style:paragraph-properties fo:text-align="center"/>
      <style:text-properties fo:color="#000000"/>
    </style:style>
    <style:style style:name="P16" style:family="paragraph">
      <style:paragraph-properties fo:text-align="center"/>
      <style:text-properties fo:color="#000000" fo:font-family="Ebrima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fo:font-family="Ebrima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fo:font-family="Ebrima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0% 100%" fo:font-family="Ebrima" style:font-pitch="variable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ffff" fo:font-family="Ebrima" style:font-pitch="variable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ffffff" fo:font-family="Ebrima" style:font-pitch="variable" fo:font-size="7pt" fo:font-weight="bold" style:font-size-asian="7pt" style:font-weight-asian="bold" style:font-size-complex="7pt" style:font-weight-complex="bold"/>
    </style:style>
    <style:style style:name="T6" style:family="text">
      <style:text-properties style:text-position="0% 100%" fo:font-family="Ebrima" style:font-pitch="variable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text-position="0% 100%" fo:font-family="Ebrima" style:font-pitch="variable" fo:font-size="6pt" fo:font-weight="normal" style:font-size-asian="6pt" style:font-weight-asian="normal" style:font-size-complex="6pt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0000" style:text-outline="true" fo:font-family="Corbel" style:font-family-generic="swiss" style:font-pitch="variable" fo:font-size="12pt" fo:letter-spacing="normal" fo:font-style="italic" fo:text-shadow="1pt 1pt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 style:text-overline-style="solid" style:text-overline-width="auto" style:text-overline-color="font-color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family="Ebrima" style:font-pitch="variable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65cm" svg:height="0.508cm" svg:x="15.95cm" svg:y="2.818cm">
          <text:p text:style-name="P1"><text:span text:style-name="T1">A11</text:span></text:p>
        </draw:rect>
        <draw:rect draw:style-name="gr2" draw:text-style-name="P3" draw:layer="layout" svg:width="0.65cm" svg:height="0.508cm" svg:x="15.95cm" svg:y="1.59cm">
          <text:p text:style-name="P1"><text:span text:style-name="T2">VIN</text:span></text:p>
        </draw:rect>
        <draw:rect draw:style-name="gr3" draw:text-style-name="P4" draw:layer="layout" svg:width="4.6cm" svg:height="5.6cm" svg:x="12cm" svg:y="1.5cm">
          <text:p/>
        </draw:rect>
        <draw:rect draw:style-name="gr4" draw:text-style-name="P5" draw:layer="layout" svg:width="0.65cm" svg:height="0.508cm" svg:x="15.95cm" svg:y="6.374cm">
          <text:p text:style-name="P1"><text:span text:style-name="T3">45</text:span></text:p>
        </draw:rect>
        <draw:rect draw:style-name="gr5" draw:text-style-name="P2" draw:layer="layout" svg:width="0.65cm" svg:height="0.508cm" svg:x="15.95cm" svg:y="5.866cm">
          <text:p text:style-name="P4"><text:span text:style-name="T1">33</text:span></text:p>
        </draw:rect>
        <draw:rect draw:style-name="gr6" draw:text-style-name="P6" draw:layer="layout" svg:width="0.65cm" svg:height="0.508cm" svg:x="15.95cm" svg:y="5.358cm">
          <text:p text:style-name="P4"><text:span text:style-name="T4">5V</text:span></text:p>
        </draw:rect>
        <draw:rect draw:style-name="gr7" draw:text-style-name="P7" draw:layer="layout" svg:width="0.65cm" svg:height="0.508cm" svg:x="15.958cm" svg:y="4.85cm">
          <text:p text:style-name="P4"><text:span text:style-name="T5">GND</text:span></text:p>
        </draw:rect>
        <draw:rect draw:style-name="gr8" draw:text-style-name="P2" draw:layer="layout" svg:width="0.65cm" svg:height="0.508cm" svg:x="15.95cm" svg:y="4.342cm">
          <text:p text:style-name="P4"><text:span text:style-name="T1">A13</text:span></text:p>
        </draw:rect>
        <draw:rect draw:style-name="gr9" draw:text-style-name="P8" draw:layer="layout" svg:width="0.65cm" svg:height="0.18cm" svg:x="15.95cm" svg:y="6.194cm">
          <text:p text:style-name="P1"><text:span text:style-name="T6">RELAY</text:span></text:p>
        </draw:rect>
        <draw:rect draw:style-name="gr9" draw:text-style-name="P8" draw:layer="layout" svg:width="0.65cm" svg:height="0.18cm" svg:x="15.95cm" svg:y="6.702cm">
          <text:p text:style-name="P1"><text:span text:style-name="T6">PWM</text:span></text:p>
        </draw:rect>
        <draw:rect draw:style-name="gr7" draw:text-style-name="P7" draw:layer="layout" svg:width="0.65cm" svg:height="0.508cm" svg:x="15.95cm" svg:y="3.834cm">
          <text:p text:style-name="P4"><text:span text:style-name="T5">GND</text:span></text:p>
        </draw:rect>
        <draw:rect draw:style-name="gr6" draw:text-style-name="P6" draw:layer="layout" svg:width="0.65cm" svg:height="0.508cm" svg:x="15.95cm" svg:y="3.326cm">
          <text:p text:style-name="P4"><text:span text:style-name="T4">5V</text:span></text:p>
        </draw:rect>
        <draw:rect draw:style-name="gr9" draw:text-style-name="P9" draw:layer="layout" svg:width="0.65cm" svg:height="0.18cm" svg:x="15.95cm" svg:y="1.918cm">
          <text:p text:style-name="P1"><text:span text:style-name="T7">6-35V</text:span></text:p>
        </draw:rect>
        <draw:rect draw:style-name="gr7" draw:text-style-name="P7" draw:layer="layout" svg:width="0.65cm" svg:height="0.508cm" svg:x="15.95cm" svg:y="2.098cm">
          <text:p text:style-name="P4"><text:span text:style-name="T5">GND</text:span></text:p>
        </draw:rect>
        <draw:rect draw:style-name="gr9" draw:text-style-name="P8" draw:layer="layout" svg:width="0.65cm" svg:height="0.18cm" svg:x="15.95cm" svg:y="3.146cm">
          <text:p text:style-name="P1"><text:span text:style-name="T6">RELAY</text:span></text:p>
        </draw:rect>
        <draw:rect draw:style-name="gr1" draw:text-style-name="P2" draw:layer="layout" svg:width="0.65cm" svg:height="0.508cm" svg:x="4.95cm" svg:y="8.9cm">
          <text:p text:style-name="P1"><text:span text:style-name="T1">A11</text:span></text:p>
        </draw:rect>
        <draw:rect draw:style-name="gr2" draw:text-style-name="P3" draw:layer="layout" svg:width="0.65cm" svg:height="0.508cm" svg:x="4.95cm" svg:y="7.672cm">
          <text:p text:style-name="P1"><text:span text:style-name="T2">VIN</text:span></text:p>
        </draw:rect>
        <draw:rect draw:style-name="gr3" draw:text-style-name="P4" draw:layer="layout" svg:width="4.6cm" svg:height="5.6cm" svg:x="1cm" svg:y="7.582cm">
          <text:p/>
        </draw:rect>
        <draw:rect draw:style-name="gr4" draw:text-style-name="P5" draw:layer="layout" svg:width="0.65cm" svg:height="0.508cm" svg:x="4.95cm" svg:y="12.456cm">
          <text:p text:style-name="P1"><text:span text:style-name="T3">45</text:span></text:p>
        </draw:rect>
        <draw:rect draw:style-name="gr5" draw:text-style-name="P2" draw:layer="layout" svg:width="0.65cm" svg:height="0.508cm" svg:x="4.95cm" svg:y="11.948cm">
          <text:p text:style-name="P4"><text:span text:style-name="T1">33</text:span></text:p>
        </draw:rect>
        <draw:rect draw:style-name="gr6" draw:text-style-name="P6" draw:layer="layout" svg:width="0.65cm" svg:height="0.508cm" svg:x="4.95cm" svg:y="11.44cm">
          <text:p text:style-name="P4"><text:span text:style-name="T4">5V</text:span></text:p>
        </draw:rect>
        <draw:rect draw:style-name="gr7" draw:text-style-name="P7" draw:layer="layout" svg:width="0.65cm" svg:height="0.508cm" svg:x="4.958cm" svg:y="10.932cm">
          <text:p text:style-name="P4"><text:span text:style-name="T5">GND</text:span></text:p>
        </draw:rect>
        <draw:rect draw:style-name="gr8" draw:text-style-name="P2" draw:layer="layout" svg:width="0.65cm" svg:height="0.508cm" svg:x="4.95cm" svg:y="10.424cm">
          <text:p text:style-name="P4"><text:span text:style-name="T1">A13</text:span></text:p>
        </draw:rect>
        <draw:rect draw:style-name="gr9" draw:text-style-name="P8" draw:layer="layout" svg:width="0.65cm" svg:height="0.18cm" svg:x="4.95cm" svg:y="12.276cm">
          <text:p text:style-name="P1"><text:span text:style-name="T6">RELAY</text:span></text:p>
        </draw:rect>
        <draw:rect draw:style-name="gr9" draw:text-style-name="P8" draw:layer="layout" svg:width="0.65cm" svg:height="0.18cm" svg:x="4.95cm" svg:y="12.784cm">
          <text:p text:style-name="P1"><text:span text:style-name="T6">PWM</text:span></text:p>
        </draw:rect>
        <draw:rect draw:style-name="gr7" draw:text-style-name="P7" draw:layer="layout" svg:width="0.65cm" svg:height="0.508cm" svg:x="4.95cm" svg:y="9.916cm">
          <text:p text:style-name="P4"><text:span text:style-name="T5">GND</text:span></text:p>
        </draw:rect>
        <draw:rect draw:style-name="gr6" draw:text-style-name="P6" draw:layer="layout" svg:width="0.65cm" svg:height="0.508cm" svg:x="4.95cm" svg:y="9.408cm">
          <text:p text:style-name="P4"><text:span text:style-name="T4">5V</text:span></text:p>
        </draw:rect>
        <draw:rect draw:style-name="gr9" draw:text-style-name="P9" draw:layer="layout" svg:width="0.65cm" svg:height="0.18cm" svg:x="4.95cm" svg:y="8cm">
          <text:p text:style-name="P1"><text:span text:style-name="T7">6-35V</text:span></text:p>
        </draw:rect>
        <draw:rect draw:style-name="gr7" draw:text-style-name="P7" draw:layer="layout" svg:width="0.65cm" svg:height="0.508cm" svg:x="4.95cm" svg:y="8.18cm">
          <text:p text:style-name="P4"><text:span text:style-name="T5">GND</text:span></text:p>
        </draw:rect>
        <draw:rect draw:style-name="gr9" draw:text-style-name="P8" draw:layer="layout" svg:width="0.65cm" svg:height="0.18cm" svg:x="4.95cm" svg:y="9.228cm">
          <text:p text:style-name="P1"><text:span text:style-name="T6">RELAY</text:span></text:p>
        </draw:rect>
        <draw:rect draw:style-name="gr1" draw:text-style-name="P2" draw:layer="layout" svg:width="0.65cm" svg:height="0.508cm" svg:x="15.932cm" svg:y="8.818cm">
          <text:p text:style-name="P1"><text:span text:style-name="T1">A11</text:span></text:p>
        </draw:rect>
        <draw:rect draw:style-name="gr2" draw:text-style-name="P3" draw:layer="layout" svg:width="0.65cm" svg:height="0.508cm" svg:x="15.932cm" svg:y="7.59cm">
          <text:p text:style-name="P1"><text:span text:style-name="T2">VIN</text:span></text:p>
        </draw:rect>
        <draw:rect draw:style-name="gr3" draw:text-style-name="P4" draw:layer="layout" svg:width="4.6cm" svg:height="5.6cm" svg:x="11.982cm" svg:y="7.5cm">
          <text:p/>
        </draw:rect>
        <draw:rect draw:style-name="gr4" draw:text-style-name="P5" draw:layer="layout" svg:width="0.65cm" svg:height="0.508cm" svg:x="15.932cm" svg:y="12.374cm">
          <text:p text:style-name="P1"><text:span text:style-name="T3">45</text:span></text:p>
        </draw:rect>
        <draw:rect draw:style-name="gr5" draw:text-style-name="P2" draw:layer="layout" svg:width="0.65cm" svg:height="0.508cm" svg:x="15.932cm" svg:y="11.866cm">
          <text:p text:style-name="P4"><text:span text:style-name="T1">33</text:span></text:p>
        </draw:rect>
        <draw:rect draw:style-name="gr6" draw:text-style-name="P6" draw:layer="layout" svg:width="0.65cm" svg:height="0.508cm" svg:x="15.932cm" svg:y="11.358cm">
          <text:p text:style-name="P4"><text:span text:style-name="T4">5V</text:span></text:p>
        </draw:rect>
        <draw:rect draw:style-name="gr7" draw:text-style-name="P7" draw:layer="layout" svg:width="0.65cm" svg:height="0.508cm" svg:x="15.94cm" svg:y="10.85cm">
          <text:p text:style-name="P4"><text:span text:style-name="T5">GND</text:span></text:p>
        </draw:rect>
        <draw:rect draw:style-name="gr8" draw:text-style-name="P2" draw:layer="layout" svg:width="0.65cm" svg:height="0.508cm" svg:x="15.932cm" svg:y="10.342cm">
          <text:p text:style-name="P4"><text:span text:style-name="T1">A13</text:span></text:p>
        </draw:rect>
        <draw:rect draw:style-name="gr9" draw:text-style-name="P8" draw:layer="layout" svg:width="0.65cm" svg:height="0.18cm" svg:x="15.932cm" svg:y="12.194cm">
          <text:p text:style-name="P1"><text:span text:style-name="T6">RELAY</text:span></text:p>
        </draw:rect>
        <draw:rect draw:style-name="gr9" draw:text-style-name="P8" draw:layer="layout" svg:width="0.65cm" svg:height="0.18cm" svg:x="15.932cm" svg:y="12.702cm">
          <text:p text:style-name="P1"><text:span text:style-name="T6">PWM</text:span></text:p>
        </draw:rect>
        <draw:rect draw:style-name="gr7" draw:text-style-name="P7" draw:layer="layout" svg:width="0.65cm" svg:height="0.508cm" svg:x="15.932cm" svg:y="9.834cm">
          <text:p text:style-name="P4"><text:span text:style-name="T5">GND</text:span></text:p>
        </draw:rect>
        <draw:rect draw:style-name="gr6" draw:text-style-name="P6" draw:layer="layout" svg:width="0.65cm" svg:height="0.508cm" svg:x="15.932cm" svg:y="9.326cm">
          <text:p text:style-name="P4"><text:span text:style-name="T4">5V</text:span></text:p>
        </draw:rect>
        <draw:rect draw:style-name="gr9" draw:text-style-name="P9" draw:layer="layout" svg:width="0.65cm" svg:height="0.18cm" svg:x="15.932cm" svg:y="7.918cm">
          <text:p text:style-name="P1"><text:span text:style-name="T7">6-35V</text:span></text:p>
        </draw:rect>
        <draw:rect draw:style-name="gr7" draw:text-style-name="P7" draw:layer="layout" svg:width="0.65cm" svg:height="0.508cm" svg:x="15.932cm" svg:y="8.098cm">
          <text:p text:style-name="P4"><text:span text:style-name="T5">GND</text:span></text:p>
        </draw:rect>
        <draw:rect draw:style-name="gr9" draw:text-style-name="P8" draw:layer="layout" svg:width="0.65cm" svg:height="0.18cm" svg:x="15.932cm" svg:y="9.146cm">
          <text:p text:style-name="P1"><text:span text:style-name="T6">RELAY</text:span></text:p>
        </draw:rect>
        <draw:rect draw:style-name="gr1" draw:text-style-name="P2" draw:layer="layout" svg:width="0.65cm" svg:height="0.508cm" svg:x="4.95cm" svg:y="23.718cm">
          <text:p text:style-name="P1"><text:span text:style-name="T1">A11</text:span></text:p>
        </draw:rect>
        <draw:rect draw:style-name="gr2" draw:text-style-name="P3" draw:layer="layout" svg:width="0.65cm" svg:height="0.508cm" svg:x="4.95cm" svg:y="22.49cm">
          <text:p text:style-name="P1"><text:span text:style-name="T2">VIN</text:span></text:p>
        </draw:rect>
        <draw:rect draw:style-name="gr3" draw:text-style-name="P4" draw:layer="layout" svg:width="4.6cm" svg:height="5.6cm" svg:x="1cm" svg:y="22.4cm">
          <text:p/>
        </draw:rect>
        <draw:rect draw:style-name="gr4" draw:text-style-name="P5" draw:layer="layout" svg:width="0.65cm" svg:height="0.508cm" svg:x="4.95cm" svg:y="27.274cm">
          <text:p text:style-name="P1"><text:span text:style-name="T3">45</text:span></text:p>
        </draw:rect>
        <draw:rect draw:style-name="gr5" draw:text-style-name="P2" draw:layer="layout" svg:width="0.65cm" svg:height="0.508cm" svg:x="4.95cm" svg:y="26.766cm">
          <text:p text:style-name="P4"><text:span text:style-name="T1">33</text:span></text:p>
        </draw:rect>
        <draw:rect draw:style-name="gr6" draw:text-style-name="P6" draw:layer="layout" svg:width="0.65cm" svg:height="0.508cm" svg:x="4.95cm" svg:y="26.258cm">
          <text:p text:style-name="P4"><text:span text:style-name="T4">5V</text:span></text:p>
        </draw:rect>
        <draw:rect draw:style-name="gr7" draw:text-style-name="P7" draw:layer="layout" svg:width="0.65cm" svg:height="0.508cm" svg:x="4.958cm" svg:y="25.75cm">
          <text:p text:style-name="P4"><text:span text:style-name="T5">GND</text:span></text:p>
        </draw:rect>
        <draw:rect draw:style-name="gr8" draw:text-style-name="P2" draw:layer="layout" svg:width="0.65cm" svg:height="0.508cm" svg:x="4.95cm" svg:y="25.242cm">
          <text:p text:style-name="P4"><text:span text:style-name="T1">A13</text:span></text:p>
        </draw:rect>
        <draw:rect draw:style-name="gr9" draw:text-style-name="P8" draw:layer="layout" svg:width="0.65cm" svg:height="0.18cm" svg:x="4.95cm" svg:y="27.094cm">
          <text:p text:style-name="P1"><text:span text:style-name="T6">RELAY</text:span></text:p>
        </draw:rect>
        <draw:rect draw:style-name="gr9" draw:text-style-name="P8" draw:layer="layout" svg:width="0.65cm" svg:height="0.18cm" svg:x="4.95cm" svg:y="27.602cm">
          <text:p text:style-name="P1"><text:span text:style-name="T6">PWM</text:span></text:p>
        </draw:rect>
        <draw:rect draw:style-name="gr7" draw:text-style-name="P7" draw:layer="layout" svg:width="0.65cm" svg:height="0.508cm" svg:x="4.95cm" svg:y="24.734cm">
          <text:p text:style-name="P4"><text:span text:style-name="T5">GND</text:span></text:p>
        </draw:rect>
        <draw:rect draw:style-name="gr6" draw:text-style-name="P6" draw:layer="layout" svg:width="0.65cm" svg:height="0.508cm" svg:x="4.95cm" svg:y="24.226cm">
          <text:p text:style-name="P4"><text:span text:style-name="T4">5V</text:span></text:p>
        </draw:rect>
        <draw:rect draw:style-name="gr9" draw:text-style-name="P9" draw:layer="layout" svg:width="0.65cm" svg:height="0.18cm" svg:x="4.95cm" svg:y="22.818cm">
          <text:p text:style-name="P1"><text:span text:style-name="T7">6-35V</text:span></text:p>
        </draw:rect>
        <draw:rect draw:style-name="gr7" draw:text-style-name="P7" draw:layer="layout" svg:width="0.65cm" svg:height="0.508cm" svg:x="4.95cm" svg:y="22.998cm">
          <text:p text:style-name="P4"><text:span text:style-name="T5">GND</text:span></text:p>
        </draw:rect>
        <draw:rect draw:style-name="gr9" draw:text-style-name="P8" draw:layer="layout" svg:width="0.65cm" svg:height="0.18cm" svg:x="4.95cm" svg:y="24.046cm">
          <text:p text:style-name="P1"><text:span text:style-name="T6">RELAY</text:span></text:p>
        </draw:rect>
        <draw:rect draw:style-name="gr1" draw:text-style-name="P2" draw:layer="layout" svg:width="0.65cm" svg:height="0.508cm" svg:x="15.932cm" svg:y="23.636cm">
          <text:p text:style-name="P1"><text:span text:style-name="T1">A11</text:span></text:p>
        </draw:rect>
        <draw:rect draw:style-name="gr2" draw:text-style-name="P3" draw:layer="layout" svg:width="0.65cm" svg:height="0.508cm" svg:x="15.932cm" svg:y="22.408cm">
          <text:p text:style-name="P1"><text:span text:style-name="T2">VIN</text:span></text:p>
        </draw:rect>
        <draw:rect draw:style-name="gr3" draw:text-style-name="P4" draw:layer="layout" svg:width="4.6cm" svg:height="5.6cm" svg:x="11.982cm" svg:y="22.318cm">
          <text:p/>
        </draw:rect>
        <draw:rect draw:style-name="gr4" draw:text-style-name="P5" draw:layer="layout" svg:width="0.65cm" svg:height="0.508cm" svg:x="15.932cm" svg:y="27.192cm">
          <text:p text:style-name="P1"><text:span text:style-name="T3">45</text:span></text:p>
        </draw:rect>
        <draw:rect draw:style-name="gr5" draw:text-style-name="P2" draw:layer="layout" svg:width="0.65cm" svg:height="0.508cm" svg:x="15.932cm" svg:y="26.684cm">
          <text:p text:style-name="P4"><text:span text:style-name="T1">33</text:span></text:p>
        </draw:rect>
        <draw:rect draw:style-name="gr6" draw:text-style-name="P6" draw:layer="layout" svg:width="0.65cm" svg:height="0.508cm" svg:x="15.932cm" svg:y="26.176cm">
          <text:p text:style-name="P4"><text:span text:style-name="T4">5V</text:span></text:p>
        </draw:rect>
        <draw:rect draw:style-name="gr7" draw:text-style-name="P7" draw:layer="layout" svg:width="0.65cm" svg:height="0.508cm" svg:x="15.94cm" svg:y="25.668cm">
          <text:p text:style-name="P4"><text:span text:style-name="T5">GND</text:span></text:p>
        </draw:rect>
        <draw:rect draw:style-name="gr8" draw:text-style-name="P2" draw:layer="layout" svg:width="0.65cm" svg:height="0.508cm" svg:x="15.932cm" svg:y="25.16cm">
          <text:p text:style-name="P4"><text:span text:style-name="T1">A13</text:span></text:p>
        </draw:rect>
        <draw:rect draw:style-name="gr9" draw:text-style-name="P8" draw:layer="layout" svg:width="0.65cm" svg:height="0.18cm" svg:x="15.932cm" svg:y="27.012cm">
          <text:p text:style-name="P1"><text:span text:style-name="T6">RELAY</text:span></text:p>
        </draw:rect>
        <draw:rect draw:style-name="gr9" draw:text-style-name="P8" draw:layer="layout" svg:width="0.65cm" svg:height="0.18cm" svg:x="15.932cm" svg:y="27.52cm">
          <text:p text:style-name="P1"><text:span text:style-name="T6">PWM</text:span></text:p>
        </draw:rect>
        <draw:rect draw:style-name="gr7" draw:text-style-name="P7" draw:layer="layout" svg:width="0.65cm" svg:height="0.508cm" svg:x="15.932cm" svg:y="24.652cm">
          <text:p text:style-name="P4"><text:span text:style-name="T5">GND</text:span></text:p>
        </draw:rect>
        <draw:rect draw:style-name="gr6" draw:text-style-name="P6" draw:layer="layout" svg:width="0.65cm" svg:height="0.508cm" svg:x="15.932cm" svg:y="24.144cm">
          <text:p text:style-name="P4"><text:span text:style-name="T4">5V</text:span></text:p>
        </draw:rect>
        <draw:rect draw:style-name="gr9" draw:text-style-name="P9" draw:layer="layout" svg:width="0.65cm" svg:height="0.18cm" svg:x="15.932cm" svg:y="22.736cm">
          <text:p text:style-name="P1"><text:span text:style-name="T7">6-35V</text:span></text:p>
        </draw:rect>
        <draw:rect draw:style-name="gr7" draw:text-style-name="P7" draw:layer="layout" svg:width="0.65cm" svg:height="0.508cm" svg:x="15.932cm" svg:y="22.916cm">
          <text:p text:style-name="P4"><text:span text:style-name="T5">GND</text:span></text:p>
        </draw:rect>
        <draw:rect draw:style-name="gr9" draw:text-style-name="P8" draw:layer="layout" svg:width="0.65cm" svg:height="0.18cm" svg:x="15.932cm" svg:y="23.964cm">
          <text:p text:style-name="P1"><text:span text:style-name="T6">RELAY</text:span></text:p>
        </draw:rect>
        <draw:rect draw:style-name="gr1" draw:text-style-name="P2" draw:layer="layout" svg:width="0.65cm" svg:height="0.508cm" svg:x="4.95cm" svg:y="17.718cm">
          <text:p text:style-name="P1"><text:span text:style-name="T1">A11</text:span></text:p>
        </draw:rect>
        <draw:rect draw:style-name="gr2" draw:text-style-name="P3" draw:layer="layout" svg:width="0.65cm" svg:height="0.508cm" svg:x="4.95cm" svg:y="16.49cm">
          <text:p text:style-name="P1"><text:span text:style-name="T2">VIN</text:span></text:p>
        </draw:rect>
        <draw:rect draw:style-name="gr3" draw:text-style-name="P4" draw:layer="layout" svg:width="4.6cm" svg:height="5.6cm" svg:x="1cm" svg:y="16.4cm">
          <text:p/>
        </draw:rect>
        <draw:rect draw:style-name="gr4" draw:text-style-name="P5" draw:layer="layout" svg:width="0.65cm" svg:height="0.508cm" svg:x="4.95cm" svg:y="21.274cm">
          <text:p text:style-name="P1"><text:span text:style-name="T3">45</text:span></text:p>
        </draw:rect>
        <draw:rect draw:style-name="gr5" draw:text-style-name="P2" draw:layer="layout" svg:width="0.65cm" svg:height="0.508cm" svg:x="4.95cm" svg:y="20.766cm">
          <text:p text:style-name="P4"><text:span text:style-name="T1">33</text:span></text:p>
        </draw:rect>
        <draw:rect draw:style-name="gr6" draw:text-style-name="P6" draw:layer="layout" svg:width="0.65cm" svg:height="0.508cm" svg:x="4.95cm" svg:y="20.258cm">
          <text:p text:style-name="P4"><text:span text:style-name="T4">5V</text:span></text:p>
        </draw:rect>
        <draw:rect draw:style-name="gr7" draw:text-style-name="P7" draw:layer="layout" svg:width="0.65cm" svg:height="0.508cm" svg:x="4.958cm" svg:y="19.75cm">
          <text:p text:style-name="P4"><text:span text:style-name="T5">GND</text:span></text:p>
        </draw:rect>
        <draw:rect draw:style-name="gr8" draw:text-style-name="P2" draw:layer="layout" svg:width="0.65cm" svg:height="0.508cm" svg:x="4.95cm" svg:y="19.242cm">
          <text:p text:style-name="P4"><text:span text:style-name="T1">A13</text:span></text:p>
        </draw:rect>
        <draw:rect draw:style-name="gr9" draw:text-style-name="P8" draw:layer="layout" svg:width="0.65cm" svg:height="0.18cm" svg:x="4.95cm" svg:y="21.094cm">
          <text:p text:style-name="P1"><text:span text:style-name="T6">RELAY</text:span></text:p>
        </draw:rect>
        <draw:rect draw:style-name="gr9" draw:text-style-name="P8" draw:layer="layout" svg:width="0.65cm" svg:height="0.18cm" svg:x="4.95cm" svg:y="21.602cm">
          <text:p text:style-name="P1"><text:span text:style-name="T6">PWM</text:span></text:p>
        </draw:rect>
        <draw:rect draw:style-name="gr7" draw:text-style-name="P7" draw:layer="layout" svg:width="0.65cm" svg:height="0.508cm" svg:x="4.95cm" svg:y="18.734cm">
          <text:p text:style-name="P4"><text:span text:style-name="T5">GND</text:span></text:p>
        </draw:rect>
        <draw:rect draw:style-name="gr6" draw:text-style-name="P6" draw:layer="layout" svg:width="0.65cm" svg:height="0.508cm" svg:x="4.95cm" svg:y="18.226cm">
          <text:p text:style-name="P4"><text:span text:style-name="T4">5V</text:span></text:p>
        </draw:rect>
        <draw:rect draw:style-name="gr9" draw:text-style-name="P9" draw:layer="layout" svg:width="0.65cm" svg:height="0.18cm" svg:x="4.95cm" svg:y="16.818cm">
          <text:p text:style-name="P1"><text:span text:style-name="T7">6-35V</text:span></text:p>
        </draw:rect>
        <draw:rect draw:style-name="gr7" draw:text-style-name="P7" draw:layer="layout" svg:width="0.65cm" svg:height="0.508cm" svg:x="4.95cm" svg:y="16.998cm">
          <text:p text:style-name="P4"><text:span text:style-name="T5">GND</text:span></text:p>
        </draw:rect>
        <draw:rect draw:style-name="gr9" draw:text-style-name="P8" draw:layer="layout" svg:width="0.65cm" svg:height="0.18cm" svg:x="4.95cm" svg:y="18.046cm">
          <text:p text:style-name="P1"><text:span text:style-name="T6">RELAY</text:span></text:p>
        </draw:rect>
        <draw:rect draw:style-name="gr1" draw:text-style-name="P2" draw:layer="layout" svg:width="0.65cm" svg:height="0.508cm" svg:x="15.932cm" svg:y="17.636cm">
          <text:p text:style-name="P1"><text:span text:style-name="T1">A11</text:span></text:p>
        </draw:rect>
        <draw:rect draw:style-name="gr2" draw:text-style-name="P3" draw:layer="layout" svg:width="0.65cm" svg:height="0.508cm" svg:x="15.932cm" svg:y="16.408cm">
          <text:p text:style-name="P1"><text:span text:style-name="T2">VIN</text:span></text:p>
        </draw:rect>
        <draw:rect draw:style-name="gr3" draw:text-style-name="P4" draw:layer="layout" svg:width="4.6cm" svg:height="5.6cm" svg:x="11.982cm" svg:y="16.318cm">
          <text:p/>
        </draw:rect>
        <draw:rect draw:style-name="gr4" draw:text-style-name="P5" draw:layer="layout" svg:width="0.65cm" svg:height="0.508cm" svg:x="15.932cm" svg:y="21.192cm">
          <text:p text:style-name="P1"><text:span text:style-name="T3">45</text:span></text:p>
        </draw:rect>
        <draw:rect draw:style-name="gr5" draw:text-style-name="P2" draw:layer="layout" svg:width="0.65cm" svg:height="0.508cm" svg:x="15.932cm" svg:y="20.684cm">
          <text:p text:style-name="P4"><text:span text:style-name="T1">33</text:span></text:p>
        </draw:rect>
        <draw:rect draw:style-name="gr6" draw:text-style-name="P6" draw:layer="layout" svg:width="0.65cm" svg:height="0.508cm" svg:x="15.932cm" svg:y="20.176cm">
          <text:p text:style-name="P4"><text:span text:style-name="T4">5V</text:span></text:p>
        </draw:rect>
        <draw:rect draw:style-name="gr7" draw:text-style-name="P7" draw:layer="layout" svg:width="0.65cm" svg:height="0.508cm" svg:x="15.94cm" svg:y="19.668cm">
          <text:p text:style-name="P4"><text:span text:style-name="T5">GND</text:span></text:p>
        </draw:rect>
        <draw:rect draw:style-name="gr8" draw:text-style-name="P2" draw:layer="layout" svg:width="0.65cm" svg:height="0.508cm" svg:x="15.932cm" svg:y="19.16cm">
          <text:p text:style-name="P4"><text:span text:style-name="T1">A13</text:span></text:p>
        </draw:rect>
        <draw:rect draw:style-name="gr9" draw:text-style-name="P8" draw:layer="layout" svg:width="0.65cm" svg:height="0.18cm" svg:x="15.932cm" svg:y="21.012cm">
          <text:p text:style-name="P1"><text:span text:style-name="T6">RELAY</text:span></text:p>
        </draw:rect>
        <draw:rect draw:style-name="gr9" draw:text-style-name="P8" draw:layer="layout" svg:width="0.65cm" svg:height="0.18cm" svg:x="15.932cm" svg:y="21.52cm">
          <text:p text:style-name="P1"><text:span text:style-name="T6">PWM</text:span></text:p>
        </draw:rect>
        <draw:rect draw:style-name="gr7" draw:text-style-name="P7" draw:layer="layout" svg:width="0.65cm" svg:height="0.508cm" svg:x="15.932cm" svg:y="18.652cm">
          <text:p text:style-name="P4"><text:span text:style-name="T5">GND</text:span></text:p>
        </draw:rect>
        <draw:rect draw:style-name="gr6" draw:text-style-name="P6" draw:layer="layout" svg:width="0.65cm" svg:height="0.508cm" svg:x="15.932cm" svg:y="18.144cm">
          <text:p text:style-name="P4"><text:span text:style-name="T4">5V</text:span></text:p>
        </draw:rect>
        <draw:rect draw:style-name="gr9" draw:text-style-name="P9" draw:layer="layout" svg:width="0.65cm" svg:height="0.18cm" svg:x="15.932cm" svg:y="16.736cm">
          <text:p text:style-name="P1"><text:span text:style-name="T7">6-35V</text:span></text:p>
        </draw:rect>
        <draw:rect draw:style-name="gr7" draw:text-style-name="P7" draw:layer="layout" svg:width="0.65cm" svg:height="0.508cm" svg:x="15.932cm" svg:y="16.916cm">
          <text:p text:style-name="P4"><text:span text:style-name="T5">GND</text:span></text:p>
        </draw:rect>
        <draw:rect draw:style-name="gr9" draw:text-style-name="P8" draw:layer="layout" svg:width="0.65cm" svg:height="0.18cm" svg:x="15.932cm" svg:y="17.964cm">
          <text:p text:style-name="P1"><text:span text:style-name="T6">RELAY</text:span></text:p>
        </draw:rect>
        <draw:rect draw:style-name="gr3" draw:text-style-name="P4" draw:layer="layout" svg:width="5.8cm" svg:height="2.4cm" svg:x="6cm" svg:y="4.5cm">
          <text:p/>
        </draw:rect>
        <draw:rect draw:style-name="gr8" draw:text-style-name="P10" draw:layer="layout" svg:width="0.65cm" svg:height="0.508cm" draw:transform="rotate (1.5707963267946) translate (7.376cm 6.9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6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6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6.9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6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6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6.9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6.9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6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6.9cm)">
          <text:p text:style-name="P4"><text:span text:style-name="T4">5V</text:span></text:p>
        </draw:rect>
        <draw:circle draw:style-name="gr3" draw:text-style-name="P4" draw:layer="layout" svg:width="0.35cm" svg:height="0.35cm" svg:x="10.4cm" svg:y="4.7cm">
          <text:p/>
        </draw:circle>
        <draw:frame draw:style-name="gr10" draw:text-style-name="P11" draw:layer="layout" svg:width="1.26cm" svg:height="0.603cm" svg:x="10.5cm" svg:y="4.5cm">
          <draw:text-box>
            <text:p><text:span text:style-name="T8">PWR</text:span></text:p>
          </draw:text-box>
        </draw:frame>
        <draw:rect draw:style-name="gr3" draw:text-style-name="P4" draw:layer="layout" svg:width="5.8cm" svg:height="2.4cm" svg:x="6cm" svg:y="4.5cm">
          <text:p/>
        </draw:rect>
        <draw:rect draw:style-name="gr8" draw:text-style-name="P10" draw:layer="layout" svg:width="0.65cm" svg:height="0.508cm" draw:transform="rotate (1.5707963267946) translate (7.376cm 6.9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6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6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6.9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6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6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6.9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6.9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6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6.9cm)">
          <text:p text:style-name="P4"><text:span text:style-name="T4">5V</text:span></text:p>
        </draw:rect>
        <draw:frame draw:style-name="gr11" draw:text-style-name="P4" draw:layer="layout" svg:width="1.7cm" svg:height="0.511cm" svg:x="6.182cm" svg:y="5.468cm">
          <draw:image xlink:href="Pictures/100000000000015D0000006936DA90B1.png" xlink:type="simple" xlink:show="embed" xlink:actuate="onLoad">
            <text:p/>
          </draw:image>
        </draw:frame>
        <draw:frame draw:style-name="gr12" draw:text-style-name="P13" draw:layer="layout" svg:width="2.7cm" svg:height="0.767cm" svg:x="7.782cm" svg:y="5.318cm">
          <draw:text-box>
            <text:p text:style-name="P12"><text:span text:style-name="T9">Tode-SIOST</text:span></text:p>
          </draw:text-box>
        </draw:frame>
        <draw:circle draw:style-name="gr3" draw:text-style-name="P4" draw:layer="layout" svg:width="0.35cm" svg:height="0.35cm" svg:x="10.4cm" svg:y="4.7cm">
          <text:p/>
        </draw:circle>
        <draw:frame draw:style-name="gr10" draw:text-style-name="P11" draw:layer="layout" svg:width="1.26cm" svg:height="0.603cm" svg:x="10.5cm" svg:y="4.5cm">
          <draw:text-box>
            <text:p><text:span text:style-name="T8">PWR</text:span></text:p>
          </draw:text-box>
        </draw:frame>
        <draw:frame draw:style-name="gr13" draw:text-style-name="P14" draw:layer="layout" svg:width="1.73cm" svg:height="0.53cm" svg:x="9.95cm" svg:y="5.87cm">
          <draw:text-box>
            <text:p><text:span text:style-name="T10">VER: 21C9</text:span></text:p>
          </draw:text-box>
        </draw:frame>
        <draw:rect draw:style-name="gr8" draw:text-style-name="P10" draw:layer="layout" svg:width="0.65cm" svg:height="0.508cm" draw:transform="rotate (1.5707963267946) translate (6.874cm 5.168cm)">
          <text:p text:style-name="P1"><text:span text:style-name="T1">33</text:span></text:p>
        </draw:rect>
        <draw:rect draw:style-name="gr6" draw:text-style-name="P6" draw:layer="layout" svg:width="0.65cm" svg:height="0.508cm" draw:transform="rotate (1.5707963267946) translate (7.374cm 5.168cm)">
          <text:p text:style-name="P4"><text:span text:style-name="T4">5V</text:span></text:p>
        </draw:rect>
        <draw:rect draw:style-name="gr7" draw:text-style-name="P7" draw:layer="layout" svg:width="0.65cm" svg:height="0.508cm" draw:transform="rotate (1.5707963267946) translate (7.882cm 5.168cm)">
          <text:p text:style-name="P4"><text:span text:style-name="T5">GND</text:span></text:p>
        </draw:rect>
        <draw:rect draw:style-name="gr8" draw:text-style-name="P10" draw:layer="layout" svg:width="0.65cm" svg:height="0.508cm" draw:transform="rotate (1.5707963267946) translate (6.374cm 5.168cm)">
          <text:p text:style-name="P1"><text:span text:style-name="T1">45</text:span></text:p>
        </draw:rect>
        <draw:rect draw:style-name="gr9" draw:text-style-name="P8" draw:layer="layout" svg:width="0.65cm" svg:height="0.18cm" svg:x="6.232cm" svg:y="5.188cm">
          <text:p text:style-name="P1"><text:span text:style-name="T6">PWM</text:span></text:p>
        </draw:rect>
        <draw:rect draw:style-name="gr9" draw:text-style-name="P8" draw:layer="layout" svg:width="0.65cm" svg:height="0.18cm" svg:x="6.882cm" svg:y="5.188cm">
          <text:p text:style-name="P1"><text:span text:style-name="T6">RELAY</text:span></text:p>
        </draw:rect>
        <draw:rect draw:style-name="gr8" draw:text-style-name="P10" draw:layer="layout" svg:width="0.65cm" svg:height="0.508cm" draw:transform="rotate (1.5707963267946) translate (8.382cm 5.168cm)">
          <text:p text:style-name="P1"><text:span text:style-name="T1">A13</text:span></text:p>
        </draw:rect>
        <draw:rect draw:style-name="gr7" draw:text-style-name="P7" draw:layer="layout" svg:width="0.65cm" svg:height="0.508cm" draw:transform="rotate (1.5707963267946) translate (8.882cm 5.16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9.382cm 5.16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874cm 5.168cm)">
          <text:p text:style-name="P1"><text:span text:style-name="T1">A11</text:span></text:p>
        </draw:rect>
        <draw:rect draw:style-name="gr9" draw:text-style-name="P8" draw:layer="layout" svg:width="0.65cm" svg:height="0.18cm" svg:x="9.882cm" svg:y="5.188cm">
          <text:p text:style-name="P1"><text:span text:style-name="T6">RELAY</text:span></text:p>
        </draw:rect>
        <draw:rect draw:style-name="gr14" draw:text-style-name="P8" draw:layer="layout" svg:width="1.55cm" svg:height="0.204cm" svg:x="7.882cm" svg:y="5.188cm">
          <text:p text:style-name="P1"><text:span text:style-name="T6">BOTTOM</text:span></text:p>
        </draw:rect>
        <draw:rect draw:style-name="gr15" draw:text-style-name="P8" draw:layer="layout" svg:width="1.55cm" svg:height="0.204cm" svg:x="7.932cm" svg:y="6.018cm">
          <text:p text:style-name="P1"><text:span text:style-name="T6">TOP</text:span></text:p>
        </draw:rect>
        <draw:rect draw:style-name="gr7" draw:text-style-name="P7" draw:layer="layout" svg:width="0.65cm" svg:height="0.508cm" draw:transform="rotate (1.5707963267946) translate (10.574cm 5.718cm)">
          <text:p text:style-name="P4"><text:span text:style-name="T5">GND</text:span></text:p>
        </draw:rect>
        <draw:rect draw:style-name="gr16" draw:text-style-name="P16" draw:layer="layout" svg:width="0.65cm" svg:height="0.508cm" draw:transform="rotate (1.5707963267946) translate (11.082cm 5.718cm)">
          <text:p text:style-name="P15"><text:span text:style-name="T11">VIN</text:span></text:p>
        </draw:rect>
        <draw:rect draw:style-name="gr16" draw:text-style-name="P9" draw:layer="layout" svg:width="0.8cm" svg:height="0.18cm" svg:x="10.932cm" svg:y="5.738cm">
          <text:p text:style-name="P1"><text:span text:style-name="T7">6-35Vdc</text:span></text:p>
        </draw:rect>
        <draw:rect draw:style-name="gr3" draw:text-style-name="P4" draw:layer="layout" svg:width="5.8cm" svg:height="2.4cm" svg:x="6cm" svg:y="1.6cm">
          <text:p/>
        </draw:rect>
        <draw:rect draw:style-name="gr8" draw:text-style-name="P10" draw:layer="layout" svg:width="0.65cm" svg:height="0.508cm" draw:transform="rotate (1.5707963267946) translate (7.376cm 4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4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4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4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4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4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4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4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4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4cm)">
          <text:p text:style-name="P4"><text:span text:style-name="T4">5V</text:span></text:p>
        </draw:rect>
        <draw:circle draw:style-name="gr3" draw:text-style-name="P4" draw:layer="layout" svg:width="0.35cm" svg:height="0.35cm" svg:x="10.4cm" svg:y="1.8cm">
          <text:p/>
        </draw:circle>
        <draw:frame draw:style-name="gr10" draw:text-style-name="P11" draw:layer="layout" svg:width="1.26cm" svg:height="0.603cm" svg:x="10.5cm" svg:y="1.6cm">
          <draw:text-box>
            <text:p><text:span text:style-name="T8">PWR</text:span></text:p>
          </draw:text-box>
        </draw:frame>
        <draw:rect draw:style-name="gr3" draw:text-style-name="P4" draw:layer="layout" svg:width="5.8cm" svg:height="2.4cm" svg:x="6cm" svg:y="1.6cm">
          <text:p/>
        </draw:rect>
        <draw:rect draw:style-name="gr8" draw:text-style-name="P10" draw:layer="layout" svg:width="0.65cm" svg:height="0.508cm" draw:transform="rotate (1.5707963267946) translate (7.376cm 4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4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4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4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4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4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4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4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4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4cm)">
          <text:p text:style-name="P4"><text:span text:style-name="T4">5V</text:span></text:p>
        </draw:rect>
        <draw:frame draw:style-name="gr11" draw:text-style-name="P4" draw:layer="layout" svg:width="1.7cm" svg:height="0.511cm" svg:x="6.182cm" svg:y="2.568cm">
          <draw:image xlink:href="Pictures/100000000000015D0000006936DA90B1.png" xlink:type="simple" xlink:show="embed" xlink:actuate="onLoad">
            <text:p/>
          </draw:image>
        </draw:frame>
        <draw:frame draw:style-name="gr12" draw:text-style-name="P13" draw:layer="layout" svg:width="2.7cm" svg:height="0.767cm" svg:x="7.782cm" svg:y="2.418cm">
          <draw:text-box>
            <text:p text:style-name="P12"><text:span text:style-name="T9">Tode-SIOST</text:span></text:p>
          </draw:text-box>
        </draw:frame>
        <draw:circle draw:style-name="gr3" draw:text-style-name="P4" draw:layer="layout" svg:width="0.35cm" svg:height="0.35cm" svg:x="10.4cm" svg:y="1.8cm">
          <text:p/>
        </draw:circle>
        <draw:frame draw:style-name="gr10" draw:text-style-name="P11" draw:layer="layout" svg:width="1.26cm" svg:height="0.603cm" svg:x="10.5cm" svg:y="1.6cm">
          <draw:text-box>
            <text:p><text:span text:style-name="T8">PWR</text:span></text:p>
          </draw:text-box>
        </draw:frame>
        <draw:frame draw:style-name="gr13" draw:text-style-name="P14" draw:layer="layout" svg:width="1.73cm" svg:height="0.53cm" svg:x="9.95cm" svg:y="2.97cm">
          <draw:text-box>
            <text:p><text:span text:style-name="T10">VER: 21C9</text:span></text:p>
          </draw:text-box>
        </draw:frame>
        <draw:rect draw:style-name="gr8" draw:text-style-name="P10" draw:layer="layout" svg:width="0.65cm" svg:height="0.508cm" draw:transform="rotate (1.5707963267946) translate (6.874cm 2.268cm)">
          <text:p text:style-name="P1"><text:span text:style-name="T1">33</text:span></text:p>
        </draw:rect>
        <draw:rect draw:style-name="gr6" draw:text-style-name="P6" draw:layer="layout" svg:width="0.65cm" svg:height="0.508cm" draw:transform="rotate (1.5707963267946) translate (7.374cm 2.268cm)">
          <text:p text:style-name="P4"><text:span text:style-name="T4">5V</text:span></text:p>
        </draw:rect>
        <draw:rect draw:style-name="gr7" draw:text-style-name="P7" draw:layer="layout" svg:width="0.65cm" svg:height="0.508cm" draw:transform="rotate (1.5707963267946) translate (7.882cm 2.268cm)">
          <text:p text:style-name="P4"><text:span text:style-name="T5">GND</text:span></text:p>
        </draw:rect>
        <draw:rect draw:style-name="gr8" draw:text-style-name="P10" draw:layer="layout" svg:width="0.65cm" svg:height="0.508cm" draw:transform="rotate (1.5707963267946) translate (6.374cm 2.268cm)">
          <text:p text:style-name="P1"><text:span text:style-name="T1">45</text:span></text:p>
        </draw:rect>
        <draw:rect draw:style-name="gr9" draw:text-style-name="P8" draw:layer="layout" svg:width="0.65cm" svg:height="0.18cm" svg:x="6.232cm" svg:y="2.288cm">
          <text:p text:style-name="P1"><text:span text:style-name="T6">PWM</text:span></text:p>
        </draw:rect>
        <draw:rect draw:style-name="gr9" draw:text-style-name="P8" draw:layer="layout" svg:width="0.65cm" svg:height="0.18cm" svg:x="6.882cm" svg:y="2.288cm">
          <text:p text:style-name="P1"><text:span text:style-name="T6">RELAY</text:span></text:p>
        </draw:rect>
        <draw:rect draw:style-name="gr8" draw:text-style-name="P10" draw:layer="layout" svg:width="0.65cm" svg:height="0.508cm" draw:transform="rotate (1.5707963267946) translate (8.382cm 2.268cm)">
          <text:p text:style-name="P1"><text:span text:style-name="T1">A13</text:span></text:p>
        </draw:rect>
        <draw:rect draw:style-name="gr7" draw:text-style-name="P7" draw:layer="layout" svg:width="0.65cm" svg:height="0.508cm" draw:transform="rotate (1.5707963267946) translate (8.882cm 2.26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9.382cm 2.26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874cm 2.268cm)">
          <text:p text:style-name="P1"><text:span text:style-name="T1">A11</text:span></text:p>
        </draw:rect>
        <draw:rect draw:style-name="gr9" draw:text-style-name="P8" draw:layer="layout" svg:width="0.65cm" svg:height="0.18cm" svg:x="9.882cm" svg:y="2.288cm">
          <text:p text:style-name="P1"><text:span text:style-name="T6">RELAY</text:span></text:p>
        </draw:rect>
        <draw:rect draw:style-name="gr14" draw:text-style-name="P8" draw:layer="layout" svg:width="1.55cm" svg:height="0.204cm" svg:x="7.882cm" svg:y="2.288cm">
          <text:p text:style-name="P1"><text:span text:style-name="T6">BOTTOM</text:span></text:p>
        </draw:rect>
        <draw:rect draw:style-name="gr15" draw:text-style-name="P8" draw:layer="layout" svg:width="1.55cm" svg:height="0.204cm" svg:x="7.932cm" svg:y="3.118cm">
          <text:p text:style-name="P1"><text:span text:style-name="T6">TOP</text:span></text:p>
        </draw:rect>
        <draw:rect draw:style-name="gr7" draw:text-style-name="P7" draw:layer="layout" svg:width="0.65cm" svg:height="0.508cm" draw:transform="rotate (1.5707963267946) translate (10.574cm 2.818cm)">
          <text:p text:style-name="P4"><text:span text:style-name="T5">GND</text:span></text:p>
        </draw:rect>
        <draw:rect draw:style-name="gr16" draw:text-style-name="P16" draw:layer="layout" svg:width="0.65cm" svg:height="0.508cm" draw:transform="rotate (1.5707963267946) translate (11.082cm 2.818cm)">
          <text:p text:style-name="P15"><text:span text:style-name="T11">VIN</text:span></text:p>
        </draw:rect>
        <draw:rect draw:style-name="gr16" draw:text-style-name="P9" draw:layer="layout" svg:width="0.8cm" svg:height="0.18cm" svg:x="10.932cm" svg:y="2.838cm">
          <text:p text:style-name="P1"><text:span text:style-name="T7">6-35Vdc</text:span></text:p>
        </draw:rect>
        <draw:rect draw:style-name="gr1" draw:text-style-name="P2" draw:layer="layout" svg:width="0.65cm" svg:height="0.508cm" svg:x="4.95cm" svg:y="2.818cm">
          <text:p text:style-name="P1"><text:span text:style-name="T1">A11</text:span></text:p>
        </draw:rect>
        <draw:rect draw:style-name="gr2" draw:text-style-name="P3" draw:layer="layout" svg:width="0.65cm" svg:height="0.508cm" svg:x="4.95cm" svg:y="1.59cm">
          <text:p text:style-name="P1"><text:span text:style-name="T2">VIN</text:span></text:p>
        </draw:rect>
        <draw:rect draw:style-name="gr3" draw:text-style-name="P4" draw:layer="layout" svg:width="4.6cm" svg:height="5.6cm" svg:x="1cm" svg:y="1.5cm">
          <text:p/>
        </draw:rect>
        <draw:rect draw:style-name="gr4" draw:text-style-name="P5" draw:layer="layout" svg:width="0.65cm" svg:height="0.508cm" svg:x="4.95cm" svg:y="6.374cm">
          <text:p text:style-name="P1"><text:span text:style-name="T3">45</text:span></text:p>
        </draw:rect>
        <draw:rect draw:style-name="gr5" draw:text-style-name="P2" draw:layer="layout" svg:width="0.65cm" svg:height="0.508cm" svg:x="4.95cm" svg:y="5.866cm">
          <text:p text:style-name="P4"><text:span text:style-name="T1">33</text:span></text:p>
        </draw:rect>
        <draw:rect draw:style-name="gr6" draw:text-style-name="P6" draw:layer="layout" svg:width="0.65cm" svg:height="0.508cm" svg:x="4.95cm" svg:y="5.358cm">
          <text:p text:style-name="P4"><text:span text:style-name="T4">5V</text:span></text:p>
        </draw:rect>
        <draw:rect draw:style-name="gr7" draw:text-style-name="P7" draw:layer="layout" svg:width="0.65cm" svg:height="0.508cm" svg:x="4.958cm" svg:y="4.85cm">
          <text:p text:style-name="P4"><text:span text:style-name="T5">GND</text:span></text:p>
        </draw:rect>
        <draw:rect draw:style-name="gr8" draw:text-style-name="P2" draw:layer="layout" svg:width="0.65cm" svg:height="0.508cm" svg:x="4.95cm" svg:y="4.342cm">
          <text:p text:style-name="P4"><text:span text:style-name="T1">A13</text:span></text:p>
        </draw:rect>
        <draw:rect draw:style-name="gr9" draw:text-style-name="P8" draw:layer="layout" svg:width="0.65cm" svg:height="0.18cm" svg:x="4.95cm" svg:y="6.194cm">
          <text:p text:style-name="P1"><text:span text:style-name="T6">RELAY</text:span></text:p>
        </draw:rect>
        <draw:rect draw:style-name="gr9" draw:text-style-name="P8" draw:layer="layout" svg:width="0.65cm" svg:height="0.18cm" svg:x="4.95cm" svg:y="6.702cm">
          <text:p text:style-name="P1"><text:span text:style-name="T6">PWM</text:span></text:p>
        </draw:rect>
        <draw:rect draw:style-name="gr7" draw:text-style-name="P7" draw:layer="layout" svg:width="0.65cm" svg:height="0.508cm" svg:x="4.95cm" svg:y="3.834cm">
          <text:p text:style-name="P4"><text:span text:style-name="T5">GND</text:span></text:p>
        </draw:rect>
        <draw:rect draw:style-name="gr6" draw:text-style-name="P6" draw:layer="layout" svg:width="0.65cm" svg:height="0.508cm" svg:x="4.95cm" svg:y="3.326cm">
          <text:p text:style-name="P4"><text:span text:style-name="T4">5V</text:span></text:p>
        </draw:rect>
        <draw:rect draw:style-name="gr9" draw:text-style-name="P9" draw:layer="layout" svg:width="0.65cm" svg:height="0.18cm" svg:x="4.95cm" svg:y="1.918cm">
          <text:p text:style-name="P1"><text:span text:style-name="T7">6-35V</text:span></text:p>
        </draw:rect>
        <draw:rect draw:style-name="gr7" draw:text-style-name="P7" draw:layer="layout" svg:width="0.65cm" svg:height="0.508cm" svg:x="4.95cm" svg:y="2.098cm">
          <text:p text:style-name="P4"><text:span text:style-name="T5">GND</text:span></text:p>
        </draw:rect>
        <draw:rect draw:style-name="gr9" draw:text-style-name="P8" draw:layer="layout" svg:width="0.65cm" svg:height="0.18cm" svg:x="4.95cm" svg:y="3.146cm">
          <text:p text:style-name="P1"><text:span text:style-name="T6">RELAY</text:span></text:p>
        </draw:rect>
        <draw:rect draw:style-name="gr3" draw:text-style-name="P4" draw:layer="layout" svg:width="5.8cm" svg:height="2.4cm" svg:x="6cm" svg:y="10.4cm">
          <text:p/>
        </draw:rect>
        <draw:rect draw:style-name="gr8" draw:text-style-name="P10" draw:layer="layout" svg:width="0.65cm" svg:height="0.508cm" draw:transform="rotate (1.5707963267946) translate (7.376cm 12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12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12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12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12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12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12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12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12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12.8cm)">
          <text:p text:style-name="P4"><text:span text:style-name="T4">5V</text:span></text:p>
        </draw:rect>
        <draw:circle draw:style-name="gr3" draw:text-style-name="P4" draw:layer="layout" svg:width="0.35cm" svg:height="0.35cm" svg:x="10.4cm" svg:y="10.6cm">
          <text:p/>
        </draw:circle>
        <draw:frame draw:style-name="gr10" draw:text-style-name="P11" draw:layer="layout" svg:width="1.26cm" svg:height="0.603cm" svg:x="10.5cm" svg:y="10.4cm">
          <draw:text-box>
            <text:p><text:span text:style-name="T8">PWR</text:span></text:p>
          </draw:text-box>
        </draw:frame>
        <draw:rect draw:style-name="gr3" draw:text-style-name="P4" draw:layer="layout" svg:width="5.8cm" svg:height="2.4cm" svg:x="6cm" svg:y="10.4cm">
          <text:p/>
        </draw:rect>
        <draw:rect draw:style-name="gr8" draw:text-style-name="P10" draw:layer="layout" svg:width="0.65cm" svg:height="0.508cm" draw:transform="rotate (1.5707963267946) translate (7.376cm 12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12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12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12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12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12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12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12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12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12.8cm)">
          <text:p text:style-name="P4"><text:span text:style-name="T4">5V</text:span></text:p>
        </draw:rect>
        <draw:frame draw:style-name="gr11" draw:text-style-name="P4" draw:layer="layout" svg:width="1.7cm" svg:height="0.511cm" svg:x="6.182cm" svg:y="11.368cm">
          <draw:image xlink:href="Pictures/100000000000015D0000006936DA90B1.png" xlink:type="simple" xlink:show="embed" xlink:actuate="onLoad">
            <text:p/>
          </draw:image>
        </draw:frame>
        <draw:frame draw:style-name="gr12" draw:text-style-name="P13" draw:layer="layout" svg:width="2.7cm" svg:height="0.767cm" svg:x="7.782cm" svg:y="11.218cm">
          <draw:text-box>
            <text:p text:style-name="P12"><text:span text:style-name="T9">Tode-SIOST</text:span></text:p>
          </draw:text-box>
        </draw:frame>
        <draw:circle draw:style-name="gr3" draw:text-style-name="P4" draw:layer="layout" svg:width="0.35cm" svg:height="0.35cm" svg:x="10.4cm" svg:y="10.6cm">
          <text:p/>
        </draw:circle>
        <draw:frame draw:style-name="gr10" draw:text-style-name="P11" draw:layer="layout" svg:width="1.26cm" svg:height="0.603cm" svg:x="10.5cm" svg:y="10.4cm">
          <draw:text-box>
            <text:p><text:span text:style-name="T8">PWR</text:span></text:p>
          </draw:text-box>
        </draw:frame>
        <draw:frame draw:style-name="gr13" draw:text-style-name="P14" draw:layer="layout" svg:width="1.73cm" svg:height="0.53cm" svg:x="9.95cm" svg:y="11.77cm">
          <draw:text-box>
            <text:p><text:span text:style-name="T10">VER: 21C9</text:span></text:p>
          </draw:text-box>
        </draw:frame>
        <draw:rect draw:style-name="gr8" draw:text-style-name="P10" draw:layer="layout" svg:width="0.65cm" svg:height="0.508cm" draw:transform="rotate (1.5707963267946) translate (6.874cm 11.068cm)">
          <text:p text:style-name="P1"><text:span text:style-name="T1">33</text:span></text:p>
        </draw:rect>
        <draw:rect draw:style-name="gr6" draw:text-style-name="P6" draw:layer="layout" svg:width="0.65cm" svg:height="0.508cm" draw:transform="rotate (1.5707963267946) translate (7.374cm 11.068cm)">
          <text:p text:style-name="P4"><text:span text:style-name="T4">5V</text:span></text:p>
        </draw:rect>
        <draw:rect draw:style-name="gr7" draw:text-style-name="P7" draw:layer="layout" svg:width="0.65cm" svg:height="0.508cm" draw:transform="rotate (1.5707963267946) translate (7.882cm 11.068cm)">
          <text:p text:style-name="P4"><text:span text:style-name="T5">GND</text:span></text:p>
        </draw:rect>
        <draw:rect draw:style-name="gr8" draw:text-style-name="P10" draw:layer="layout" svg:width="0.65cm" svg:height="0.508cm" draw:transform="rotate (1.5707963267946) translate (6.374cm 11.068cm)">
          <text:p text:style-name="P1"><text:span text:style-name="T1">45</text:span></text:p>
        </draw:rect>
        <draw:rect draw:style-name="gr9" draw:text-style-name="P8" draw:layer="layout" svg:width="0.65cm" svg:height="0.18cm" svg:x="6.232cm" svg:y="11.088cm">
          <text:p text:style-name="P1"><text:span text:style-name="T6">PWM</text:span></text:p>
        </draw:rect>
        <draw:rect draw:style-name="gr9" draw:text-style-name="P8" draw:layer="layout" svg:width="0.65cm" svg:height="0.18cm" svg:x="6.882cm" svg:y="11.088cm">
          <text:p text:style-name="P1"><text:span text:style-name="T6">RELAY</text:span></text:p>
        </draw:rect>
        <draw:rect draw:style-name="gr8" draw:text-style-name="P10" draw:layer="layout" svg:width="0.65cm" svg:height="0.508cm" draw:transform="rotate (1.5707963267946) translate (8.382cm 11.068cm)">
          <text:p text:style-name="P1"><text:span text:style-name="T1">A13</text:span></text:p>
        </draw:rect>
        <draw:rect draw:style-name="gr7" draw:text-style-name="P7" draw:layer="layout" svg:width="0.65cm" svg:height="0.508cm" draw:transform="rotate (1.5707963267946) translate (8.882cm 11.06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9.382cm 11.06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874cm 11.068cm)">
          <text:p text:style-name="P1"><text:span text:style-name="T1">A11</text:span></text:p>
        </draw:rect>
        <draw:rect draw:style-name="gr9" draw:text-style-name="P8" draw:layer="layout" svg:width="0.65cm" svg:height="0.18cm" svg:x="9.882cm" svg:y="11.088cm">
          <text:p text:style-name="P1"><text:span text:style-name="T6">RELAY</text:span></text:p>
        </draw:rect>
        <draw:rect draw:style-name="gr14" draw:text-style-name="P8" draw:layer="layout" svg:width="1.55cm" svg:height="0.204cm" svg:x="7.882cm" svg:y="11.088cm">
          <text:p text:style-name="P1"><text:span text:style-name="T6">BOTTOM</text:span></text:p>
        </draw:rect>
        <draw:rect draw:style-name="gr15" draw:text-style-name="P8" draw:layer="layout" svg:width="1.55cm" svg:height="0.204cm" svg:x="7.932cm" svg:y="11.918cm">
          <text:p text:style-name="P1"><text:span text:style-name="T6">TOP</text:span></text:p>
        </draw:rect>
        <draw:rect draw:style-name="gr7" draw:text-style-name="P7" draw:layer="layout" svg:width="0.65cm" svg:height="0.508cm" draw:transform="rotate (1.5707963267946) translate (10.574cm 11.618cm)">
          <text:p text:style-name="P4"><text:span text:style-name="T5">GND</text:span></text:p>
        </draw:rect>
        <draw:rect draw:style-name="gr16" draw:text-style-name="P16" draw:layer="layout" svg:width="0.65cm" svg:height="0.508cm" draw:transform="rotate (1.5707963267946) translate (11.082cm 11.618cm)">
          <text:p text:style-name="P15"><text:span text:style-name="T11">VIN</text:span></text:p>
        </draw:rect>
        <draw:rect draw:style-name="gr16" draw:text-style-name="P9" draw:layer="layout" svg:width="0.8cm" svg:height="0.18cm" svg:x="10.932cm" svg:y="11.638cm">
          <text:p text:style-name="P1"><text:span text:style-name="T7">6-35Vdc</text:span></text:p>
        </draw:rect>
        <draw:rect draw:style-name="gr3" draw:text-style-name="P4" draw:layer="layout" svg:width="5.8cm" svg:height="2.4cm" svg:x="6cm" svg:y="7.5cm">
          <text:p/>
        </draw:rect>
        <draw:rect draw:style-name="gr8" draw:text-style-name="P10" draw:layer="layout" svg:width="0.65cm" svg:height="0.508cm" draw:transform="rotate (1.5707963267946) translate (7.376cm 9.9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9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9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9.9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9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9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9.9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9.9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9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9.9cm)">
          <text:p text:style-name="P4"><text:span text:style-name="T4">5V</text:span></text:p>
        </draw:rect>
        <draw:circle draw:style-name="gr3" draw:text-style-name="P4" draw:layer="layout" svg:width="0.35cm" svg:height="0.35cm" svg:x="10.4cm" svg:y="7.7cm">
          <text:p/>
        </draw:circle>
        <draw:frame draw:style-name="gr10" draw:text-style-name="P11" draw:layer="layout" svg:width="1.26cm" svg:height="0.603cm" svg:x="10.5cm" svg:y="7.5cm">
          <draw:text-box>
            <text:p><text:span text:style-name="T8">PWR</text:span></text:p>
          </draw:text-box>
        </draw:frame>
        <draw:rect draw:style-name="gr3" draw:text-style-name="P4" draw:layer="layout" svg:width="5.8cm" svg:height="2.4cm" svg:x="6cm" svg:y="7.5cm">
          <text:p/>
        </draw:rect>
        <draw:rect draw:style-name="gr8" draw:text-style-name="P10" draw:layer="layout" svg:width="0.65cm" svg:height="0.508cm" draw:transform="rotate (1.5707963267946) translate (7.376cm 9.9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9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9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9.9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9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9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9.9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9.9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9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9.9cm)">
          <text:p text:style-name="P4"><text:span text:style-name="T4">5V</text:span></text:p>
        </draw:rect>
        <draw:frame draw:style-name="gr11" draw:text-style-name="P4" draw:layer="layout" svg:width="1.7cm" svg:height="0.511cm" svg:x="6.182cm" svg:y="8.468cm">
          <draw:image xlink:href="Pictures/100000000000015D0000006936DA90B1.png" xlink:type="simple" xlink:show="embed" xlink:actuate="onLoad">
            <text:p/>
          </draw:image>
        </draw:frame>
        <draw:frame draw:style-name="gr12" draw:text-style-name="P13" draw:layer="layout" svg:width="2.7cm" svg:height="0.767cm" svg:x="7.782cm" svg:y="8.318cm">
          <draw:text-box>
            <text:p text:style-name="P12"><text:span text:style-name="T9">Tode-SIOST</text:span></text:p>
          </draw:text-box>
        </draw:frame>
        <draw:circle draw:style-name="gr3" draw:text-style-name="P4" draw:layer="layout" svg:width="0.35cm" svg:height="0.35cm" svg:x="10.4cm" svg:y="7.7cm">
          <text:p/>
        </draw:circle>
        <draw:frame draw:style-name="gr10" draw:text-style-name="P11" draw:layer="layout" svg:width="1.26cm" svg:height="0.603cm" svg:x="10.5cm" svg:y="7.5cm">
          <draw:text-box>
            <text:p><text:span text:style-name="T8">PWR</text:span></text:p>
          </draw:text-box>
        </draw:frame>
        <draw:frame draw:style-name="gr13" draw:text-style-name="P14" draw:layer="layout" svg:width="1.73cm" svg:height="0.53cm" svg:x="9.95cm" svg:y="8.87cm">
          <draw:text-box>
            <text:p><text:span text:style-name="T10">VER: 21C9</text:span></text:p>
          </draw:text-box>
        </draw:frame>
        <draw:rect draw:style-name="gr8" draw:text-style-name="P10" draw:layer="layout" svg:width="0.65cm" svg:height="0.508cm" draw:transform="rotate (1.5707963267946) translate (6.874cm 8.168cm)">
          <text:p text:style-name="P1"><text:span text:style-name="T1">33</text:span></text:p>
        </draw:rect>
        <draw:rect draw:style-name="gr6" draw:text-style-name="P6" draw:layer="layout" svg:width="0.65cm" svg:height="0.508cm" draw:transform="rotate (1.5707963267946) translate (7.374cm 8.168cm)">
          <text:p text:style-name="P4"><text:span text:style-name="T4">5V</text:span></text:p>
        </draw:rect>
        <draw:rect draw:style-name="gr7" draw:text-style-name="P7" draw:layer="layout" svg:width="0.65cm" svg:height="0.508cm" draw:transform="rotate (1.5707963267946) translate (7.882cm 8.168cm)">
          <text:p text:style-name="P4"><text:span text:style-name="T5">GND</text:span></text:p>
        </draw:rect>
        <draw:rect draw:style-name="gr8" draw:text-style-name="P10" draw:layer="layout" svg:width="0.65cm" svg:height="0.508cm" draw:transform="rotate (1.5707963267946) translate (6.374cm 8.168cm)">
          <text:p text:style-name="P1"><text:span text:style-name="T1">45</text:span></text:p>
        </draw:rect>
        <draw:rect draw:style-name="gr9" draw:text-style-name="P8" draw:layer="layout" svg:width="0.65cm" svg:height="0.18cm" svg:x="6.232cm" svg:y="8.188cm">
          <text:p text:style-name="P1"><text:span text:style-name="T6">PWM</text:span></text:p>
        </draw:rect>
        <draw:rect draw:style-name="gr9" draw:text-style-name="P8" draw:layer="layout" svg:width="0.65cm" svg:height="0.18cm" svg:x="6.882cm" svg:y="8.188cm">
          <text:p text:style-name="P1"><text:span text:style-name="T6">RELAY</text:span></text:p>
        </draw:rect>
        <draw:rect draw:style-name="gr8" draw:text-style-name="P10" draw:layer="layout" svg:width="0.65cm" svg:height="0.508cm" draw:transform="rotate (1.5707963267946) translate (8.382cm 8.168cm)">
          <text:p text:style-name="P1"><text:span text:style-name="T1">A13</text:span></text:p>
        </draw:rect>
        <draw:rect draw:style-name="gr7" draw:text-style-name="P7" draw:layer="layout" svg:width="0.65cm" svg:height="0.508cm" draw:transform="rotate (1.5707963267946) translate (8.882cm 8.16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9.382cm 8.16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874cm 8.168cm)">
          <text:p text:style-name="P1"><text:span text:style-name="T1">A11</text:span></text:p>
        </draw:rect>
        <draw:rect draw:style-name="gr9" draw:text-style-name="P8" draw:layer="layout" svg:width="0.65cm" svg:height="0.18cm" svg:x="9.882cm" svg:y="8.188cm">
          <text:p text:style-name="P1"><text:span text:style-name="T6">RELAY</text:span></text:p>
        </draw:rect>
        <draw:rect draw:style-name="gr14" draw:text-style-name="P8" draw:layer="layout" svg:width="1.55cm" svg:height="0.204cm" svg:x="7.882cm" svg:y="8.188cm">
          <text:p text:style-name="P1"><text:span text:style-name="T6">BOTTOM</text:span></text:p>
        </draw:rect>
        <draw:rect draw:style-name="gr15" draw:text-style-name="P8" draw:layer="layout" svg:width="1.55cm" svg:height="0.204cm" svg:x="7.932cm" svg:y="9.018cm">
          <text:p text:style-name="P1"><text:span text:style-name="T6">TOP</text:span></text:p>
        </draw:rect>
        <draw:rect draw:style-name="gr7" draw:text-style-name="P7" draw:layer="layout" svg:width="0.65cm" svg:height="0.508cm" draw:transform="rotate (1.5707963267946) translate (10.574cm 8.718cm)">
          <text:p text:style-name="P4"><text:span text:style-name="T5">GND</text:span></text:p>
        </draw:rect>
        <draw:rect draw:style-name="gr16" draw:text-style-name="P16" draw:layer="layout" svg:width="0.65cm" svg:height="0.508cm" draw:transform="rotate (1.5707963267946) translate (11.082cm 8.718cm)">
          <text:p text:style-name="P15"><text:span text:style-name="T11">VIN</text:span></text:p>
        </draw:rect>
        <draw:rect draw:style-name="gr16" draw:text-style-name="P9" draw:layer="layout" svg:width="0.8cm" svg:height="0.18cm" svg:x="10.932cm" svg:y="8.738cm">
          <text:p text:style-name="P1"><text:span text:style-name="T7">6-35Vdc</text:span></text:p>
        </draw:rect>
        <draw:rect draw:style-name="gr3" draw:text-style-name="P4" draw:layer="layout" svg:width="5.8cm" svg:height="2.4cm" svg:x="6cm" svg:y="19.4cm">
          <text:p/>
        </draw:rect>
        <draw:rect draw:style-name="gr8" draw:text-style-name="P10" draw:layer="layout" svg:width="0.65cm" svg:height="0.508cm" draw:transform="rotate (1.5707963267946) translate (7.376cm 21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1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1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1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1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1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1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1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1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1.8cm)">
          <text:p text:style-name="P4"><text:span text:style-name="T4">5V</text:span></text:p>
        </draw:rect>
        <draw:circle draw:style-name="gr3" draw:text-style-name="P4" draw:layer="layout" svg:width="0.35cm" svg:height="0.35cm" svg:x="10.4cm" svg:y="19.6cm">
          <text:p/>
        </draw:circle>
        <draw:frame draw:style-name="gr10" draw:text-style-name="P11" draw:layer="layout" svg:width="1.26cm" svg:height="0.603cm" svg:x="10.5cm" svg:y="19.4cm">
          <draw:text-box>
            <text:p><text:span text:style-name="T8">PWR</text:span></text:p>
          </draw:text-box>
        </draw:frame>
        <draw:rect draw:style-name="gr3" draw:text-style-name="P4" draw:layer="layout" svg:width="5.8cm" svg:height="2.4cm" svg:x="6cm" svg:y="19.4cm">
          <text:p/>
        </draw:rect>
        <draw:rect draw:style-name="gr8" draw:text-style-name="P10" draw:layer="layout" svg:width="0.65cm" svg:height="0.508cm" draw:transform="rotate (1.5707963267946) translate (7.376cm 21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1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1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1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1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1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1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1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1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1.8cm)">
          <text:p text:style-name="P4"><text:span text:style-name="T4">5V</text:span></text:p>
        </draw:rect>
        <draw:frame draw:style-name="gr11" draw:text-style-name="P4" draw:layer="layout" svg:width="1.7cm" svg:height="0.511cm" svg:x="6.182cm" svg:y="20.368cm">
          <draw:image xlink:href="Pictures/100000000000015D0000006936DA90B1.png" xlink:type="simple" xlink:show="embed" xlink:actuate="onLoad">
            <text:p/>
          </draw:image>
        </draw:frame>
        <draw:frame draw:style-name="gr12" draw:text-style-name="P13" draw:layer="layout" svg:width="2.7cm" svg:height="0.767cm" svg:x="7.782cm" svg:y="20.218cm">
          <draw:text-box>
            <text:p text:style-name="P12"><text:span text:style-name="T9">Tode-SIOST</text:span></text:p>
          </draw:text-box>
        </draw:frame>
        <draw:circle draw:style-name="gr3" draw:text-style-name="P4" draw:layer="layout" svg:width="0.35cm" svg:height="0.35cm" svg:x="10.4cm" svg:y="19.6cm">
          <text:p/>
        </draw:circle>
        <draw:frame draw:style-name="gr10" draw:text-style-name="P11" draw:layer="layout" svg:width="1.26cm" svg:height="0.603cm" svg:x="10.5cm" svg:y="19.4cm">
          <draw:text-box>
            <text:p><text:span text:style-name="T8">PWR</text:span></text:p>
          </draw:text-box>
        </draw:frame>
        <draw:frame draw:style-name="gr13" draw:text-style-name="P14" draw:layer="layout" svg:width="1.73cm" svg:height="0.53cm" svg:x="9.95cm" svg:y="20.77cm">
          <draw:text-box>
            <text:p><text:span text:style-name="T10">VER: 21C9</text:span></text:p>
          </draw:text-box>
        </draw:frame>
        <draw:rect draw:style-name="gr8" draw:text-style-name="P10" draw:layer="layout" svg:width="0.65cm" svg:height="0.508cm" draw:transform="rotate (1.5707963267946) translate (6.874cm 20.068cm)">
          <text:p text:style-name="P1"><text:span text:style-name="T1">33</text:span></text:p>
        </draw:rect>
        <draw:rect draw:style-name="gr6" draw:text-style-name="P6" draw:layer="layout" svg:width="0.65cm" svg:height="0.508cm" draw:transform="rotate (1.5707963267946) translate (7.374cm 20.068cm)">
          <text:p text:style-name="P4"><text:span text:style-name="T4">5V</text:span></text:p>
        </draw:rect>
        <draw:rect draw:style-name="gr7" draw:text-style-name="P7" draw:layer="layout" svg:width="0.65cm" svg:height="0.508cm" draw:transform="rotate (1.5707963267946) translate (7.882cm 20.068cm)">
          <text:p text:style-name="P4"><text:span text:style-name="T5">GND</text:span></text:p>
        </draw:rect>
        <draw:rect draw:style-name="gr8" draw:text-style-name="P10" draw:layer="layout" svg:width="0.65cm" svg:height="0.508cm" draw:transform="rotate (1.5707963267946) translate (6.374cm 20.068cm)">
          <text:p text:style-name="P1"><text:span text:style-name="T1">45</text:span></text:p>
        </draw:rect>
        <draw:rect draw:style-name="gr9" draw:text-style-name="P8" draw:layer="layout" svg:width="0.65cm" svg:height="0.18cm" svg:x="6.232cm" svg:y="20.088cm">
          <text:p text:style-name="P1"><text:span text:style-name="T6">PWM</text:span></text:p>
        </draw:rect>
        <draw:rect draw:style-name="gr9" draw:text-style-name="P8" draw:layer="layout" svg:width="0.65cm" svg:height="0.18cm" svg:x="6.882cm" svg:y="20.088cm">
          <text:p text:style-name="P1"><text:span text:style-name="T6">RELAY</text:span></text:p>
        </draw:rect>
        <draw:rect draw:style-name="gr8" draw:text-style-name="P10" draw:layer="layout" svg:width="0.65cm" svg:height="0.508cm" draw:transform="rotate (1.5707963267946) translate (8.382cm 20.068cm)">
          <text:p text:style-name="P1"><text:span text:style-name="T1">A13</text:span></text:p>
        </draw:rect>
        <draw:rect draw:style-name="gr7" draw:text-style-name="P7" draw:layer="layout" svg:width="0.65cm" svg:height="0.508cm" draw:transform="rotate (1.5707963267946) translate (8.882cm 20.06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9.382cm 20.06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874cm 20.068cm)">
          <text:p text:style-name="P1"><text:span text:style-name="T1">A11</text:span></text:p>
        </draw:rect>
        <draw:rect draw:style-name="gr9" draw:text-style-name="P8" draw:layer="layout" svg:width="0.65cm" svg:height="0.18cm" svg:x="9.882cm" svg:y="20.088cm">
          <text:p text:style-name="P1"><text:span text:style-name="T6">RELAY</text:span></text:p>
        </draw:rect>
        <draw:rect draw:style-name="gr14" draw:text-style-name="P8" draw:layer="layout" svg:width="1.55cm" svg:height="0.204cm" svg:x="7.882cm" svg:y="20.088cm">
          <text:p text:style-name="P1"><text:span text:style-name="T6">BOTTOM</text:span></text:p>
        </draw:rect>
        <draw:rect draw:style-name="gr15" draw:text-style-name="P8" draw:layer="layout" svg:width="1.55cm" svg:height="0.204cm" svg:x="7.932cm" svg:y="20.918cm">
          <text:p text:style-name="P1"><text:span text:style-name="T6">TOP</text:span></text:p>
        </draw:rect>
        <draw:rect draw:style-name="gr7" draw:text-style-name="P7" draw:layer="layout" svg:width="0.65cm" svg:height="0.508cm" draw:transform="rotate (1.5707963267946) translate (10.574cm 20.618cm)">
          <text:p text:style-name="P4"><text:span text:style-name="T5">GND</text:span></text:p>
        </draw:rect>
        <draw:rect draw:style-name="gr16" draw:text-style-name="P16" draw:layer="layout" svg:width="0.65cm" svg:height="0.508cm" draw:transform="rotate (1.5707963267946) translate (11.082cm 20.618cm)">
          <text:p text:style-name="P15"><text:span text:style-name="T11">VIN</text:span></text:p>
        </draw:rect>
        <draw:rect draw:style-name="gr16" draw:text-style-name="P9" draw:layer="layout" svg:width="0.8cm" svg:height="0.18cm" svg:x="10.932cm" svg:y="20.638cm">
          <text:p text:style-name="P1"><text:span text:style-name="T7">6-35Vdc</text:span></text:p>
        </draw:rect>
        <draw:rect draw:style-name="gr3" draw:text-style-name="P4" draw:layer="layout" svg:width="5.8cm" svg:height="2.4cm" svg:x="6cm" svg:y="16.5cm">
          <text:p/>
        </draw:rect>
        <draw:rect draw:style-name="gr8" draw:text-style-name="P10" draw:layer="layout" svg:width="0.65cm" svg:height="0.508cm" draw:transform="rotate (1.5707963267946) translate (7.376cm 18.9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18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18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18.9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18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18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18.9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18.9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18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18.9cm)">
          <text:p text:style-name="P4"><text:span text:style-name="T4">5V</text:span></text:p>
        </draw:rect>
        <draw:circle draw:style-name="gr3" draw:text-style-name="P4" draw:layer="layout" svg:width="0.35cm" svg:height="0.35cm" svg:x="10.4cm" svg:y="16.7cm">
          <text:p/>
        </draw:circle>
        <draw:frame draw:style-name="gr10" draw:text-style-name="P11" draw:layer="layout" svg:width="1.26cm" svg:height="0.603cm" svg:x="10.5cm" svg:y="16.5cm">
          <draw:text-box>
            <text:p><text:span text:style-name="T8">PWR</text:span></text:p>
          </draw:text-box>
        </draw:frame>
        <draw:rect draw:style-name="gr3" draw:text-style-name="P4" draw:layer="layout" svg:width="5.8cm" svg:height="2.4cm" svg:x="6cm" svg:y="16.5cm">
          <text:p/>
        </draw:rect>
        <draw:rect draw:style-name="gr8" draw:text-style-name="P10" draw:layer="layout" svg:width="0.65cm" svg:height="0.508cm" draw:transform="rotate (1.5707963267946) translate (7.376cm 18.9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18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18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18.9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18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18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18.9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18.9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18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18.9cm)">
          <text:p text:style-name="P4"><text:span text:style-name="T4">5V</text:span></text:p>
        </draw:rect>
        <draw:frame draw:style-name="gr11" draw:text-style-name="P4" draw:layer="layout" svg:width="1.7cm" svg:height="0.511cm" svg:x="6.182cm" svg:y="17.468cm">
          <draw:image xlink:href="Pictures/100000000000015D0000006936DA90B1.png" xlink:type="simple" xlink:show="embed" xlink:actuate="onLoad">
            <text:p/>
          </draw:image>
        </draw:frame>
        <draw:frame draw:style-name="gr12" draw:text-style-name="P13" draw:layer="layout" svg:width="2.7cm" svg:height="0.767cm" svg:x="7.782cm" svg:y="17.318cm">
          <draw:text-box>
            <text:p text:style-name="P12"><text:span text:style-name="T9">Tode-SIOST</text:span></text:p>
          </draw:text-box>
        </draw:frame>
        <draw:circle draw:style-name="gr3" draw:text-style-name="P4" draw:layer="layout" svg:width="0.35cm" svg:height="0.35cm" svg:x="10.4cm" svg:y="16.7cm">
          <text:p/>
        </draw:circle>
        <draw:frame draw:style-name="gr10" draw:text-style-name="P11" draw:layer="layout" svg:width="1.26cm" svg:height="0.603cm" svg:x="10.5cm" svg:y="16.5cm">
          <draw:text-box>
            <text:p><text:span text:style-name="T8">PWR</text:span></text:p>
          </draw:text-box>
        </draw:frame>
        <draw:frame draw:style-name="gr13" draw:text-style-name="P14" draw:layer="layout" svg:width="1.73cm" svg:height="0.53cm" svg:x="9.95cm" svg:y="17.87cm">
          <draw:text-box>
            <text:p><text:span text:style-name="T10">VER: 21C9</text:span></text:p>
          </draw:text-box>
        </draw:frame>
        <draw:rect draw:style-name="gr8" draw:text-style-name="P10" draw:layer="layout" svg:width="0.65cm" svg:height="0.508cm" draw:transform="rotate (1.5707963267946) translate (6.874cm 17.168cm)">
          <text:p text:style-name="P1"><text:span text:style-name="T1">33</text:span></text:p>
        </draw:rect>
        <draw:rect draw:style-name="gr6" draw:text-style-name="P6" draw:layer="layout" svg:width="0.65cm" svg:height="0.508cm" draw:transform="rotate (1.5707963267946) translate (7.374cm 17.168cm)">
          <text:p text:style-name="P4"><text:span text:style-name="T4">5V</text:span></text:p>
        </draw:rect>
        <draw:rect draw:style-name="gr7" draw:text-style-name="P7" draw:layer="layout" svg:width="0.65cm" svg:height="0.508cm" draw:transform="rotate (1.5707963267946) translate (7.882cm 17.168cm)">
          <text:p text:style-name="P4"><text:span text:style-name="T5">GND</text:span></text:p>
        </draw:rect>
        <draw:rect draw:style-name="gr8" draw:text-style-name="P10" draw:layer="layout" svg:width="0.65cm" svg:height="0.508cm" draw:transform="rotate (1.5707963267946) translate (6.374cm 17.168cm)">
          <text:p text:style-name="P1"><text:span text:style-name="T1">45</text:span></text:p>
        </draw:rect>
        <draw:rect draw:style-name="gr9" draw:text-style-name="P8" draw:layer="layout" svg:width="0.65cm" svg:height="0.18cm" svg:x="6.232cm" svg:y="17.188cm">
          <text:p text:style-name="P1"><text:span text:style-name="T6">PWM</text:span></text:p>
        </draw:rect>
        <draw:rect draw:style-name="gr9" draw:text-style-name="P8" draw:layer="layout" svg:width="0.65cm" svg:height="0.18cm" svg:x="6.882cm" svg:y="17.188cm">
          <text:p text:style-name="P1"><text:span text:style-name="T6">RELAY</text:span></text:p>
        </draw:rect>
        <draw:rect draw:style-name="gr8" draw:text-style-name="P10" draw:layer="layout" svg:width="0.65cm" svg:height="0.508cm" draw:transform="rotate (1.5707963267946) translate (8.382cm 17.168cm)">
          <text:p text:style-name="P1"><text:span text:style-name="T1">A13</text:span></text:p>
        </draw:rect>
        <draw:rect draw:style-name="gr7" draw:text-style-name="P7" draw:layer="layout" svg:width="0.65cm" svg:height="0.508cm" draw:transform="rotate (1.5707963267946) translate (8.882cm 17.16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9.382cm 17.16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874cm 17.168cm)">
          <text:p text:style-name="P1"><text:span text:style-name="T1">A11</text:span></text:p>
        </draw:rect>
        <draw:rect draw:style-name="gr9" draw:text-style-name="P8" draw:layer="layout" svg:width="0.65cm" svg:height="0.18cm" svg:x="9.882cm" svg:y="17.188cm">
          <text:p text:style-name="P1"><text:span text:style-name="T6">RELAY</text:span></text:p>
        </draw:rect>
        <draw:rect draw:style-name="gr14" draw:text-style-name="P8" draw:layer="layout" svg:width="1.55cm" svg:height="0.204cm" svg:x="7.882cm" svg:y="17.188cm">
          <text:p text:style-name="P1"><text:span text:style-name="T6">BOTTOM</text:span></text:p>
        </draw:rect>
        <draw:rect draw:style-name="gr15" draw:text-style-name="P8" draw:layer="layout" svg:width="1.55cm" svg:height="0.204cm" svg:x="7.932cm" svg:y="18.018cm">
          <text:p text:style-name="P1"><text:span text:style-name="T6">TOP</text:span></text:p>
        </draw:rect>
        <draw:rect draw:style-name="gr7" draw:text-style-name="P7" draw:layer="layout" svg:width="0.65cm" svg:height="0.508cm" draw:transform="rotate (1.5707963267946) translate (10.574cm 17.718cm)">
          <text:p text:style-name="P4"><text:span text:style-name="T5">GND</text:span></text:p>
        </draw:rect>
        <draw:rect draw:style-name="gr16" draw:text-style-name="P16" draw:layer="layout" svg:width="0.65cm" svg:height="0.508cm" draw:transform="rotate (1.5707963267946) translate (11.082cm 17.718cm)">
          <text:p text:style-name="P15"><text:span text:style-name="T11">VIN</text:span></text:p>
        </draw:rect>
        <draw:rect draw:style-name="gr16" draw:text-style-name="P9" draw:layer="layout" svg:width="0.8cm" svg:height="0.18cm" svg:x="10.932cm" svg:y="17.738cm">
          <text:p text:style-name="P1"><text:span text:style-name="T7">6-35Vdc</text:span></text:p>
        </draw:rect>
        <draw:rect draw:style-name="gr3" draw:text-style-name="P4" draw:layer="layout" svg:width="5.8cm" svg:height="2.4cm" svg:x="6cm" svg:y="25.4cm">
          <text:p/>
        </draw:rect>
        <draw:rect draw:style-name="gr8" draw:text-style-name="P10" draw:layer="layout" svg:width="0.65cm" svg:height="0.508cm" draw:transform="rotate (1.5707963267946) translate (7.376cm 27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7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7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7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7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7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7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7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7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7.8cm)">
          <text:p text:style-name="P4"><text:span text:style-name="T4">5V</text:span></text:p>
        </draw:rect>
        <draw:circle draw:style-name="gr3" draw:text-style-name="P4" draw:layer="layout" svg:width="0.35cm" svg:height="0.35cm" svg:x="10.4cm" svg:y="25.6cm">
          <text:p/>
        </draw:circle>
        <draw:frame draw:style-name="gr10" draw:text-style-name="P11" draw:layer="layout" svg:width="1.26cm" svg:height="0.603cm" svg:x="10.5cm" svg:y="25.4cm">
          <draw:text-box>
            <text:p><text:span text:style-name="T8">PWR</text:span></text:p>
          </draw:text-box>
        </draw:frame>
        <draw:rect draw:style-name="gr3" draw:text-style-name="P4" draw:layer="layout" svg:width="5.8cm" svg:height="2.4cm" svg:x="6cm" svg:y="25.4cm">
          <text:p/>
        </draw:rect>
        <draw:rect draw:style-name="gr8" draw:text-style-name="P10" draw:layer="layout" svg:width="0.65cm" svg:height="0.508cm" draw:transform="rotate (1.5707963267946) translate (7.376cm 27.8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7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7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7.8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7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7.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7.8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7.8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7.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7.8cm)">
          <text:p text:style-name="P4"><text:span text:style-name="T4">5V</text:span></text:p>
        </draw:rect>
        <draw:frame draw:style-name="gr11" draw:text-style-name="P4" draw:layer="layout" svg:width="1.7cm" svg:height="0.511cm" svg:x="6.182cm" svg:y="26.368cm">
          <draw:image xlink:href="Pictures/100000000000015D0000006936DA90B1.png" xlink:type="simple" xlink:show="embed" xlink:actuate="onLoad">
            <text:p/>
          </draw:image>
        </draw:frame>
        <draw:frame draw:style-name="gr12" draw:text-style-name="P13" draw:layer="layout" svg:width="2.7cm" svg:height="0.767cm" svg:x="7.782cm" svg:y="26.218cm">
          <draw:text-box>
            <text:p text:style-name="P12"><text:span text:style-name="T9">Tode-SIOST</text:span></text:p>
          </draw:text-box>
        </draw:frame>
        <draw:circle draw:style-name="gr3" draw:text-style-name="P4" draw:layer="layout" svg:width="0.35cm" svg:height="0.35cm" svg:x="10.4cm" svg:y="25.6cm">
          <text:p/>
        </draw:circle>
        <draw:frame draw:style-name="gr10" draw:text-style-name="P11" draw:layer="layout" svg:width="1.26cm" svg:height="0.603cm" svg:x="10.5cm" svg:y="25.4cm">
          <draw:text-box>
            <text:p><text:span text:style-name="T8">PWR</text:span></text:p>
          </draw:text-box>
        </draw:frame>
        <draw:frame draw:style-name="gr13" draw:text-style-name="P14" draw:layer="layout" svg:width="1.73cm" svg:height="0.53cm" svg:x="9.95cm" svg:y="26.77cm">
          <draw:text-box>
            <text:p><text:span text:style-name="T10">VER: 21C9</text:span></text:p>
          </draw:text-box>
        </draw:frame>
        <draw:rect draw:style-name="gr8" draw:text-style-name="P10" draw:layer="layout" svg:width="0.65cm" svg:height="0.508cm" draw:transform="rotate (1.5707963267946) translate (6.874cm 26.068cm)">
          <text:p text:style-name="P1"><text:span text:style-name="T1">33</text:span></text:p>
        </draw:rect>
        <draw:rect draw:style-name="gr6" draw:text-style-name="P6" draw:layer="layout" svg:width="0.65cm" svg:height="0.508cm" draw:transform="rotate (1.5707963267946) translate (7.374cm 26.068cm)">
          <text:p text:style-name="P4"><text:span text:style-name="T4">5V</text:span></text:p>
        </draw:rect>
        <draw:rect draw:style-name="gr7" draw:text-style-name="P7" draw:layer="layout" svg:width="0.65cm" svg:height="0.508cm" draw:transform="rotate (1.5707963267946) translate (7.882cm 26.068cm)">
          <text:p text:style-name="P4"><text:span text:style-name="T5">GND</text:span></text:p>
        </draw:rect>
        <draw:rect draw:style-name="gr8" draw:text-style-name="P10" draw:layer="layout" svg:width="0.65cm" svg:height="0.508cm" draw:transform="rotate (1.5707963267946) translate (6.374cm 26.068cm)">
          <text:p text:style-name="P1"><text:span text:style-name="T1">45</text:span></text:p>
        </draw:rect>
        <draw:rect draw:style-name="gr9" draw:text-style-name="P8" draw:layer="layout" svg:width="0.65cm" svg:height="0.18cm" svg:x="6.232cm" svg:y="26.088cm">
          <text:p text:style-name="P1"><text:span text:style-name="T6">PWM</text:span></text:p>
        </draw:rect>
        <draw:rect draw:style-name="gr9" draw:text-style-name="P8" draw:layer="layout" svg:width="0.65cm" svg:height="0.18cm" svg:x="6.882cm" svg:y="26.088cm">
          <text:p text:style-name="P1"><text:span text:style-name="T6">RELAY</text:span></text:p>
        </draw:rect>
        <draw:rect draw:style-name="gr8" draw:text-style-name="P10" draw:layer="layout" svg:width="0.65cm" svg:height="0.508cm" draw:transform="rotate (1.5707963267946) translate (8.382cm 26.068cm)">
          <text:p text:style-name="P1"><text:span text:style-name="T1">A13</text:span></text:p>
        </draw:rect>
        <draw:rect draw:style-name="gr7" draw:text-style-name="P7" draw:layer="layout" svg:width="0.65cm" svg:height="0.508cm" draw:transform="rotate (1.5707963267946) translate (8.882cm 26.06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9.382cm 26.06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874cm 26.068cm)">
          <text:p text:style-name="P1"><text:span text:style-name="T1">A11</text:span></text:p>
        </draw:rect>
        <draw:rect draw:style-name="gr9" draw:text-style-name="P8" draw:layer="layout" svg:width="0.65cm" svg:height="0.18cm" svg:x="9.882cm" svg:y="26.088cm">
          <text:p text:style-name="P1"><text:span text:style-name="T6">RELAY</text:span></text:p>
        </draw:rect>
        <draw:rect draw:style-name="gr14" draw:text-style-name="P8" draw:layer="layout" svg:width="1.55cm" svg:height="0.204cm" svg:x="7.882cm" svg:y="26.088cm">
          <text:p text:style-name="P1"><text:span text:style-name="T6">BOTTOM</text:span></text:p>
        </draw:rect>
        <draw:rect draw:style-name="gr15" draw:text-style-name="P8" draw:layer="layout" svg:width="1.55cm" svg:height="0.204cm" svg:x="7.932cm" svg:y="26.918cm">
          <text:p text:style-name="P1"><text:span text:style-name="T6">TOP</text:span></text:p>
        </draw:rect>
        <draw:rect draw:style-name="gr7" draw:text-style-name="P7" draw:layer="layout" svg:width="0.65cm" svg:height="0.508cm" draw:transform="rotate (1.5707963267946) translate (10.574cm 26.618cm)">
          <text:p text:style-name="P4"><text:span text:style-name="T5">GND</text:span></text:p>
        </draw:rect>
        <draw:rect draw:style-name="gr16" draw:text-style-name="P16" draw:layer="layout" svg:width="0.65cm" svg:height="0.508cm" draw:transform="rotate (1.5707963267946) translate (11.082cm 26.618cm)">
          <text:p text:style-name="P15"><text:span text:style-name="T11">VIN</text:span></text:p>
        </draw:rect>
        <draw:rect draw:style-name="gr16" draw:text-style-name="P9" draw:layer="layout" svg:width="0.8cm" svg:height="0.18cm" svg:x="10.932cm" svg:y="26.638cm">
          <text:p text:style-name="P1"><text:span text:style-name="T7">6-35Vdc</text:span></text:p>
        </draw:rect>
        <draw:rect draw:style-name="gr3" draw:text-style-name="P4" draw:layer="layout" svg:width="5.8cm" svg:height="2.4cm" svg:x="6cm" svg:y="22.5cm">
          <text:p/>
        </draw:rect>
        <draw:rect draw:style-name="gr8" draw:text-style-name="P10" draw:layer="layout" svg:width="0.65cm" svg:height="0.508cm" draw:transform="rotate (1.5707963267946) translate (7.376cm 24.9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4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4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4.9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4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4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4.9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4.9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4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4.9cm)">
          <text:p text:style-name="P4"><text:span text:style-name="T4">5V</text:span></text:p>
        </draw:rect>
        <draw:circle draw:style-name="gr3" draw:text-style-name="P4" draw:layer="layout" svg:width="0.35cm" svg:height="0.35cm" svg:x="10.4cm" svg:y="22.7cm">
          <text:p/>
        </draw:circle>
        <draw:frame draw:style-name="gr10" draw:text-style-name="P11" draw:layer="layout" svg:width="1.26cm" svg:height="0.603cm" svg:x="10.5cm" svg:y="22.5cm">
          <draw:text-box>
            <text:p><text:span text:style-name="T8">PWR</text:span></text:p>
          </draw:text-box>
        </draw:frame>
        <draw:rect draw:style-name="gr3" draw:text-style-name="P4" draw:layer="layout" svg:width="5.8cm" svg:height="2.4cm" svg:x="6cm" svg:y="22.5cm">
          <text:p/>
        </draw:rect>
        <draw:rect draw:style-name="gr8" draw:text-style-name="P10" draw:layer="layout" svg:width="0.65cm" svg:height="0.508cm" draw:transform="rotate (1.5707963267946) translate (7.376cm 24.9cm)">
          <text:p text:style-name="P1"><text:span text:style-name="T1">A3</text:span></text:p>
        </draw:rect>
        <draw:rect draw:style-name="gr7" draw:text-style-name="P7" draw:layer="layout" svg:width="0.65cm" svg:height="0.508cm" draw:transform="rotate (1.5707963267946) translate (6.36cm 24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6.868cm 24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7.884cm 24.9cm)">
          <text:p text:style-name="P1"><text:span text:style-name="T1">A5</text:span></text:p>
        </draw:rect>
        <draw:rect draw:style-name="gr7" draw:text-style-name="P7" draw:layer="layout" svg:width="0.65cm" svg:height="0.508cm" draw:transform="rotate (1.5707963267946) translate (8.392cm 24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8.9cm 24.9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408cm 24.9cm)">
          <text:p text:style-name="P1"><text:span text:style-name="T1">A7</text:span></text:p>
        </draw:rect>
        <draw:rect draw:style-name="gr8" draw:text-style-name="P10" draw:layer="layout" svg:width="0.65cm" svg:height="0.508cm" draw:transform="rotate (1.5707963267946) translate (9.916cm 24.9cm)">
          <text:p text:style-name="P1"><text:span text:style-name="T1">A9</text:span></text:p>
        </draw:rect>
        <draw:rect draw:style-name="gr7" draw:text-style-name="P7" draw:layer="layout" svg:width="0.65cm" svg:height="0.508cm" draw:transform="rotate (1.5707963267946) translate (10.424cm 24.9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10.932cm 24.9cm)">
          <text:p text:style-name="P4"><text:span text:style-name="T4">5V</text:span></text:p>
        </draw:rect>
        <draw:frame draw:style-name="gr11" draw:text-style-name="P4" draw:layer="layout" svg:width="1.7cm" svg:height="0.511cm" svg:x="6.182cm" svg:y="23.468cm">
          <draw:image xlink:href="Pictures/100000000000015D0000006936DA90B1.png" xlink:type="simple" xlink:show="embed" xlink:actuate="onLoad">
            <text:p/>
          </draw:image>
        </draw:frame>
        <draw:frame draw:style-name="gr12" draw:text-style-name="P13" draw:layer="layout" svg:width="2.7cm" svg:height="0.767cm" svg:x="7.782cm" svg:y="23.318cm">
          <draw:text-box>
            <text:p text:style-name="P12"><text:span text:style-name="T9">Tode-SIOST</text:span></text:p>
          </draw:text-box>
        </draw:frame>
        <draw:circle draw:style-name="gr3" draw:text-style-name="P4" draw:layer="layout" svg:width="0.35cm" svg:height="0.35cm" svg:x="10.4cm" svg:y="22.7cm">
          <text:p/>
        </draw:circle>
        <draw:frame draw:style-name="gr10" draw:text-style-name="P11" draw:layer="layout" svg:width="1.26cm" svg:height="0.603cm" svg:x="10.5cm" svg:y="22.5cm">
          <draw:text-box>
            <text:p><text:span text:style-name="T8">PWR</text:span></text:p>
          </draw:text-box>
        </draw:frame>
        <draw:frame draw:style-name="gr13" draw:text-style-name="P14" draw:layer="layout" svg:width="1.73cm" svg:height="0.53cm" svg:x="9.95cm" svg:y="23.87cm">
          <draw:text-box>
            <text:p><text:span text:style-name="T10">VER: 21C9</text:span></text:p>
          </draw:text-box>
        </draw:frame>
        <draw:rect draw:style-name="gr8" draw:text-style-name="P10" draw:layer="layout" svg:width="0.65cm" svg:height="0.508cm" draw:transform="rotate (1.5707963267946) translate (6.874cm 23.168cm)">
          <text:p text:style-name="P1"><text:span text:style-name="T1">33</text:span></text:p>
        </draw:rect>
        <draw:rect draw:style-name="gr6" draw:text-style-name="P6" draw:layer="layout" svg:width="0.65cm" svg:height="0.508cm" draw:transform="rotate (1.5707963267946) translate (7.374cm 23.168cm)">
          <text:p text:style-name="P4"><text:span text:style-name="T4">5V</text:span></text:p>
        </draw:rect>
        <draw:rect draw:style-name="gr7" draw:text-style-name="P7" draw:layer="layout" svg:width="0.65cm" svg:height="0.508cm" draw:transform="rotate (1.5707963267946) translate (7.882cm 23.168cm)">
          <text:p text:style-name="P4"><text:span text:style-name="T5">GND</text:span></text:p>
        </draw:rect>
        <draw:rect draw:style-name="gr8" draw:text-style-name="P10" draw:layer="layout" svg:width="0.65cm" svg:height="0.508cm" draw:transform="rotate (1.5707963267946) translate (6.374cm 23.168cm)">
          <text:p text:style-name="P1"><text:span text:style-name="T1">45</text:span></text:p>
        </draw:rect>
        <draw:rect draw:style-name="gr9" draw:text-style-name="P8" draw:layer="layout" svg:width="0.65cm" svg:height="0.18cm" svg:x="6.232cm" svg:y="23.188cm">
          <text:p text:style-name="P1"><text:span text:style-name="T6">PWM</text:span></text:p>
        </draw:rect>
        <draw:rect draw:style-name="gr9" draw:text-style-name="P8" draw:layer="layout" svg:width="0.65cm" svg:height="0.18cm" svg:x="6.882cm" svg:y="23.188cm">
          <text:p text:style-name="P1"><text:span text:style-name="T6">RELAY</text:span></text:p>
        </draw:rect>
        <draw:rect draw:style-name="gr8" draw:text-style-name="P10" draw:layer="layout" svg:width="0.65cm" svg:height="0.508cm" draw:transform="rotate (1.5707963267946) translate (8.382cm 23.168cm)">
          <text:p text:style-name="P1"><text:span text:style-name="T1">A13</text:span></text:p>
        </draw:rect>
        <draw:rect draw:style-name="gr7" draw:text-style-name="P7" draw:layer="layout" svg:width="0.65cm" svg:height="0.508cm" draw:transform="rotate (1.5707963267946) translate (8.882cm 23.168cm)">
          <text:p text:style-name="P4"><text:span text:style-name="T5">GND</text:span></text:p>
        </draw:rect>
        <draw:rect draw:style-name="gr6" draw:text-style-name="P6" draw:layer="layout" svg:width="0.65cm" svg:height="0.508cm" draw:transform="rotate (1.5707963267946) translate (9.382cm 23.168cm)">
          <text:p text:style-name="P4"><text:span text:style-name="T4">5V</text:span></text:p>
        </draw:rect>
        <draw:rect draw:style-name="gr8" draw:text-style-name="P10" draw:layer="layout" svg:width="0.65cm" svg:height="0.508cm" draw:transform="rotate (1.5707963267946) translate (9.874cm 23.168cm)">
          <text:p text:style-name="P1"><text:span text:style-name="T1">A11</text:span></text:p>
        </draw:rect>
        <draw:rect draw:style-name="gr9" draw:text-style-name="P8" draw:layer="layout" svg:width="0.65cm" svg:height="0.18cm" svg:x="9.882cm" svg:y="23.188cm">
          <text:p text:style-name="P1"><text:span text:style-name="T6">RELAY</text:span></text:p>
        </draw:rect>
        <draw:rect draw:style-name="gr14" draw:text-style-name="P8" draw:layer="layout" svg:width="1.55cm" svg:height="0.204cm" svg:x="7.882cm" svg:y="23.188cm">
          <text:p text:style-name="P1"><text:span text:style-name="T6">BOTTOM</text:span></text:p>
        </draw:rect>
        <draw:rect draw:style-name="gr15" draw:text-style-name="P8" draw:layer="layout" svg:width="1.55cm" svg:height="0.204cm" svg:x="7.932cm" svg:y="24.018cm">
          <text:p text:style-name="P1"><text:span text:style-name="T6">TOP</text:span></text:p>
        </draw:rect>
        <draw:rect draw:style-name="gr7" draw:text-style-name="P7" draw:layer="layout" svg:width="0.65cm" svg:height="0.508cm" draw:transform="rotate (1.5707963267946) translate (10.574cm 23.718cm)">
          <text:p text:style-name="P4"><text:span text:style-name="T5">GND</text:span></text:p>
        </draw:rect>
        <draw:rect draw:style-name="gr16" draw:text-style-name="P16" draw:layer="layout" svg:width="0.65cm" svg:height="0.508cm" draw:transform="rotate (1.5707963267946) translate (11.082cm 23.718cm)">
          <text:p text:style-name="P15"><text:span text:style-name="T11">VIN</text:span></text:p>
        </draw:rect>
        <draw:rect draw:style-name="gr16" draw:text-style-name="P9" draw:layer="layout" svg:width="0.8cm" svg:height="0.18cm" svg:x="10.932cm" svg:y="23.738cm">
          <text:p text:style-name="P1"><text:span text:style-name="T7">6-35Vdc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7M14S</meta:editing-duration>
    <meta:editing-cycles>11</meta:editing-cycles>
    <meta:generator>OpenOffice/4.1.13$Win32 OpenOffice.org_project/4113m1$Build-9810</meta:generator>
    <dc:date>2023-01-28T09:03:26.97</dc:date>
    <dc:creator>TGit-Tech </dc:creator>
    <meta:document-statistic meta:object-count="480"/>
  </office:meta>
</office:document-meta>
</file>